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9" table:number-rows-spanned="1" table:style-name="ce5">
            <text:p>Intermediate Storage Reservoirs (at North portion of wellfield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us (ft)</text:p>
          </table:table-cell>
          <table:table-cell office:value-type="string" table:style-name="ce2">
            <text:p>Diameter (ft)</text:p>
          </table:table-cell>
          <table:table-cell office:value-type="string" table:style-name="ce2">
            <text:p>Fill Depth (ft)</text:p>
          </table:table-cell>
          <table:table-cell office:value-type="string" table:style-name="ce2">
            <text:p>Volume (ft^3)</text:p>
          </table:table-cell>
          <table:table-cell office:value-type="string" table:style-name="ce4">
            <text:p>Volume (gal)</text:p>
          </table:table-cell>
          <table:table-cell office:value-type="string" table:style-name="ce2">
            <text:p>Volume (mgal)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4" table:formula="of:=2*[.A4]" table:style-name="ce1">
            <text:p>54</text:p>
          </table:table-cell>
          <table:table-cell office:value-type="float" office:value="29.5" table:style-name="ce1">
            <text:p>29.5</text:p>
          </table:table-cell>
          <table:table-cell office:value-type="float" office:value="67561.520811775292" table:formula="of:=0.25*PI()*[.B4]*[.B4]*[.C4]" table:style-name="ce1">
            <text:p>67561.52081</text:p>
          </table:table-cell>
          <table:table-cell office:value-type="float" office:value="505360.1756720792" table:formula="of:=7.48*[.D4]" table:style-name="ce3">
            <text:p>505360</text:p>
          </table:table-cell>
          <table:table-cell office:value-type="float" office:value="0.50536017567207925" table:formula="of:=[.E4]/1000000" table:style-name="ce1">
            <text:p>0.505360176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2" table:formula="of:=2*[.A5]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199428.30164988007" table:formula="of:=0.25*PI()*[.B5]*[.B5]*[.C5]" table:style-name="ce1">
            <text:p>199428.3016</text:p>
          </table:table-cell>
          <table:table-cell office:value-type="float" office:value="1491723.6963411029" table:formula="of:=7.48*[.D5]" table:style-name="ce3">
            <text:p>1491724</text:p>
          </table:table-cell>
          <table:table-cell office:value-type="float" office:value="1.4917236963411029" table:formula="of:=[.E5]/1000000" table:style-name="ce1">
            <text:p>1.491723696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5">
            <text:p>Terminal Storage Reservoirs (at Pecos Terminal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us (ft)</text:p>
          </table:table-cell>
          <table:table-cell office:value-type="string" table:style-name="ce2">
            <text:p>Diameter (ft)</text:p>
          </table:table-cell>
          <table:table-cell office:value-type="string" table:style-name="ce2">
            <text:p>Fill Depth (ft)</text:p>
          </table:table-cell>
          <table:table-cell office:value-type="string" table:style-name="ce2">
            <text:p>Volume (ft^3)</text:p>
          </table:table-cell>
          <table:table-cell office:value-type="string" table:style-name="ce4">
            <text:p>Volume (gal)</text:p>
          </table:table-cell>
          <table:table-cell office:value-type="string" table:style-name="ce2">
            <text:p>Volume (mgal)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4" table:formula="of:=2*[.A11]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133326.05062569724" table:formula="of:=0.25*PI()*[.B11]*[.B11]*[.C11]" table:style-name="ce1">
            <text:p>133326.0506</text:p>
          </table:table-cell>
          <table:table-cell office:value-type="float" office:value="997278.85868021543" table:formula="of:=7.48*[.D11]" table:style-name="ce3">
            <text:p>997279</text:p>
          </table:table-cell>
          <table:table-cell office:value-type="float" office:value="0.99727885868021549" table:formula="of:=[.E11]/1000000" table:style-name="ce1">
            <text:p>0.997278859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6" table:formula="of:=2*[.A12]" table:style-name="ce1">
            <text:p>76</text:p>
          </table:table-cell>
          <table:table-cell office:value-type="float" office:value="29.5" table:style-name="ce1">
            <text:p>29.5</text:p>
          </table:table-cell>
          <table:table-cell office:value-type="float" office:value="133825.56385761799" table:formula="of:=0.25*PI()*[.B12]*[.B12]*[.C12]" table:style-name="ce1">
            <text:p>133825.5639</text:p>
          </table:table-cell>
          <table:table-cell office:value-type="float" office:value="1001015.2176549826" table:formula="of:=7.48*[.D12]" table:style-name="ce3">
            <text:p>1001015</text:p>
          </table:table-cell>
          <table:table-cell office:value-type="float" office:value="1.0010152176549827" table:formula="of:=[.E12]/1000000" table:style-name="ce1">
            <text:p>1.001015218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 Series Table - Node BIG_IS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ime<text:s text:c="19"/></text:p>
          </table:table-cell>
          <table:table-cell office:value-type="string" table:style-name="ce1">
            <text:p>Head<text:s text:c="12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Hours<text:s text:c="18"/></text:p>
          </table:table-cell>
          <table:table-cell office:value-type="string" table:style-name="ce1">
            <text:p>ft<text:s text:c="14"/>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0H0M0S" table:style-name="ce6">
            <text:p>12:00:00 AM</text:p>
          </table:table-cell>
          <table:table-cell office:value-type="float" office:value="2807" table:style-name="ce1">
            <text:p>2807</text:p>
          </table:table-cell>
          <table:table-cell office:value-type="float" office:value="15" table:formula="of:=[.B5]-2792" table:style-name="ce1">
            <text:p>15</text:p>
          </table:table-cell>
          <table:table-cell table:number-columns-repeated="16381"/>
        </table:table-row>
        <table:table-row table:style-name="ro1">
          <table:table-cell office:value-type="time" office:time-value="PT1H0M0S" table:style-name="ce6">
            <text:p>01:00:00 AM</text:p>
          </table:table-cell>
          <table:table-cell office:value-type="float" office:value="2807.22" table:style-name="ce1">
            <text:p>2807.22</text:p>
          </table:table-cell>
          <table:table-cell office:value-type="float" office:value="15.2199999999998" table:formula="of:=[.B6]-2792" table:style-name="ce1">
            <text:p>15.22</text:p>
          </table:table-cell>
          <table:table-cell table:number-columns-repeated="16381"/>
        </table:table-row>
        <table:table-row table:style-name="ro1">
          <table:table-cell office:value-type="time" office:time-value="PT2H0M0S" table:style-name="ce6">
            <text:p>02:00:00 AM</text:p>
          </table:table-cell>
          <table:table-cell office:value-type="float" office:value="2808.62" table:style-name="ce1">
            <text:p>2808.62</text:p>
          </table:table-cell>
          <table:table-cell office:value-type="float" office:value="16.619999999999891" table:formula="of:=[.B7]-2792" table:style-name="ce1">
            <text:p>16.62</text:p>
          </table:table-cell>
          <table:table-cell table:number-columns-repeated="16381"/>
        </table:table-row>
        <table:table-row table:style-name="ro1">
          <table:table-cell office:value-type="time" office:time-value="PT3H0M0S" table:style-name="ce6">
            <text:p>03:00:00 AM</text:p>
          </table:table-cell>
          <table:table-cell office:value-type="float" office:value="2810.12" table:style-name="ce1">
            <text:p>2810.12</text:p>
          </table:table-cell>
          <table:table-cell office:value-type="float" office:value="18.119999999999891" table:formula="of:=[.B8]-2792" table:style-name="ce1">
            <text:p>18.12</text:p>
          </table:table-cell>
          <table:table-cell table:number-columns-repeated="16381"/>
        </table:table-row>
        <table:table-row table:style-name="ro1">
          <table:table-cell office:value-type="time" office:time-value="PT4H0M0S" table:style-name="ce6">
            <text:p>04:00:00 AM</text:p>
          </table:table-cell>
          <table:table-cell office:value-type="float" office:value="2811.43" table:style-name="ce1">
            <text:p>2811.43</text:p>
          </table:table-cell>
          <table:table-cell office:value-type="float" office:value="19.429999999999836" table:formula="of:=[.B9]-2792" table:style-name="ce1">
            <text:p>19.43</text:p>
          </table:table-cell>
          <table:table-cell table:number-columns-repeated="16381"/>
        </table:table-row>
        <table:table-row table:style-name="ro1">
          <table:table-cell office:value-type="time" office:time-value="PT5H0M0S" table:style-name="ce6">
            <text:p>05:00:00 AM</text:p>
          </table:table-cell>
          <table:table-cell office:value-type="float" office:value="2812.47" table:style-name="ce1">
            <text:p>2812.47</text:p>
          </table:table-cell>
          <table:table-cell office:value-type="float" office:value="20.4699999999998" table:formula="of:=[.B10]-2792" table:style-name="ce1">
            <text:p>20.47</text:p>
          </table:table-cell>
          <table:table-cell table:number-columns-repeated="16381"/>
        </table:table-row>
        <table:table-row table:style-name="ro1">
          <table:table-cell office:value-type="time" office:time-value="PT6H0M0S" table:style-name="ce6">
            <text:p>06:00:00 AM</text:p>
          </table:table-cell>
          <table:table-cell office:value-type="float" office:value="2813.17" table:style-name="ce1">
            <text:p>2813.17</text:p>
          </table:table-cell>
          <table:table-cell office:value-type="float" office:value="21.170000000000073" table:formula="of:=[.B11]-2792" table:style-name="ce1">
            <text:p>21.17</text:p>
          </table:table-cell>
          <table:table-cell table:number-columns-repeated="16381"/>
        </table:table-row>
        <table:table-row table:style-name="ro1">
          <table:table-cell office:value-type="time" office:time-value="PT7H0M0S" table:style-name="ce6">
            <text:p>07:00:00 AM</text:p>
          </table:table-cell>
          <table:table-cell office:value-type="float" office:value="2813.54" table:style-name="ce1">
            <text:p>2813.54</text:p>
          </table:table-cell>
          <table:table-cell office:value-type="float" office:value="21.539999999999964" table:formula="of:=[.B12]-2792" table:style-name="ce1">
            <text:p>21.54</text:p>
          </table:table-cell>
          <table:table-cell table:number-columns-repeated="16381"/>
        </table:table-row>
        <table:table-row table:style-name="ro1">
          <table:table-cell office:value-type="time" office:time-value="PT8H0M0S" table:style-name="ce6">
            <text:p>08:00:00 AM</text:p>
          </table:table-cell>
          <table:table-cell office:value-type="float" office:value="2813.63" table:style-name="ce1">
            <text:p>2813.63</text:p>
          </table:table-cell>
          <table:table-cell office:value-type="float" office:value="21.630000000000109" table:formula="of:=[.B13]-2792" table:style-name="ce1">
            <text:p>21.63</text:p>
          </table:table-cell>
          <table:table-cell table:number-columns-repeated="16381"/>
        </table:table-row>
        <table:table-row table:style-name="ro1">
          <table:table-cell office:value-type="time" office:time-value="PT9H0M0S" table:style-name="ce6">
            <text:p>09:00:00 AM</text:p>
          </table:table-cell>
          <table:table-cell office:value-type="float" office:value="2813.83" table:style-name="ce1">
            <text:p>2813.83</text:p>
          </table:table-cell>
          <table:table-cell office:value-type="float" office:value="21.829999999999927" table:formula="of:=[.B14]-2792" table:style-name="ce1">
            <text:p>21.83</text:p>
          </table:table-cell>
          <table:table-cell table:number-columns-repeated="16381"/>
        </table:table-row>
        <table:table-row table:style-name="ro1">
          <table:table-cell office:value-type="time" office:time-value="PT10H0M0S" table:style-name="ce6">
            <text:p>10:00:00 AM</text:p>
          </table:table-cell>
          <table:table-cell office:value-type="float" office:value="2814.3" table:style-name="ce1">
            <text:p>2814.3</text:p>
          </table:table-cell>
          <table:table-cell office:value-type="float" office:value="22.300000000000182" table:formula="of:=[.B15]-2792" table:style-name="ce1">
            <text:p>22.3</text:p>
          </table:table-cell>
          <table:table-cell table:number-columns-repeated="16381"/>
        </table:table-row>
        <table:table-row table:style-name="ro1">
          <table:table-cell office:value-type="time" office:time-value="PT11H0M0S" table:style-name="ce6">
            <text:p>11:00:00 AM</text:p>
          </table:table-cell>
          <table:table-cell office:value-type="float" office:value="2815.02" table:style-name="ce1">
            <text:p>2815.02</text:p>
          </table:table-cell>
          <table:table-cell office:value-type="float" office:value="23.019999999999982" table:formula="of:=[.B16]-2792" table:style-name="ce1">
            <text:p>23.02</text:p>
          </table:table-cell>
          <table:table-cell table:number-columns-repeated="16381"/>
        </table:table-row>
        <table:table-row table:style-name="ro1">
          <table:table-cell office:value-type="time" office:time-value="PT12H0M0S" table:style-name="ce6">
            <text:p>12:00:00 PM</text:p>
          </table:table-cell>
          <table:table-cell office:value-type="float" office:value="2815.98" table:style-name="ce1">
            <text:p>2815.98</text:p>
          </table:table-cell>
          <table:table-cell office:value-type="float" office:value="23.980000000000018" table:formula="of:=[.B17]-2792" table:style-name="ce1">
            <text:p>23.98</text:p>
          </table:table-cell>
          <table:table-cell table:number-columns-repeated="16381"/>
        </table:table-row>
        <table:table-row table:style-name="ro1">
          <table:table-cell office:value-type="time" office:time-value="PT13H0M0S" table:style-name="ce6">
            <text:p>01:00:00 PM</text:p>
          </table:table-cell>
          <table:table-cell office:value-type="float" office:value="2817.2" table:style-name="ce1">
            <text:p>2817.2</text:p>
          </table:table-cell>
          <table:table-cell office:value-type="float" office:value="25.199999999999818" table:formula="of:=[.B18]-2792" table:style-name="ce1">
            <text:p>25.2</text:p>
          </table:table-cell>
          <table:table-cell table:number-columns-repeated="16381"/>
        </table:table-row>
        <table:table-row table:style-name="ro1">
          <table:table-cell office:value-type="time" office:time-value="PT14H0M0S" table:style-name="ce6">
            <text:p>02:00:00 PM</text:p>
          </table:table-cell>
          <table:table-cell office:value-type="float" office:value="2818.63" table:style-name="ce1">
            <text:p>2818.63</text:p>
          </table:table-cell>
          <table:table-cell office:value-type="float" office:value="26.630000000000109" table:formula="of:=[.B19]-2792" table:style-name="ce1">
            <text:p>26.63</text:p>
          </table:table-cell>
          <table:table-cell table:number-columns-repeated="16381"/>
        </table:table-row>
        <table:table-row table:style-name="ro1">
          <table:table-cell office:value-type="time" office:time-value="PT15H0M0S" table:style-name="ce6">
            <text:p>03:00:00 PM</text:p>
          </table:table-cell>
          <table:table-cell office:value-type="float" office:value="2819.62" table:style-name="ce1">
            <text:p>2819.62</text:p>
          </table:table-cell>
          <table:table-cell office:value-type="float" office:value="27.619999999999891" table:formula="of:=[.B20]-2792" table:style-name="ce1">
            <text:p>27.62</text:p>
          </table:table-cell>
          <table:table-cell table:number-columns-repeated="16381"/>
        </table:table-row>
        <table:table-row table:style-name="ro1">
          <table:table-cell office:value-type="time" office:time-value="PT16H0M0S" table:style-name="ce6">
            <text:p>04:00:00 PM</text:p>
          </table:table-cell>
          <table:table-cell office:value-type="float" office:value="2819.69" table:style-name="ce1">
            <text:p>2819.69</text:p>
          </table:table-cell>
          <table:table-cell office:value-type="float" office:value="27.690000000000055" table:formula="of:=[.B21]-2792" table:style-name="ce1">
            <text:p>27.69</text:p>
          </table:table-cell>
          <table:table-cell table:number-columns-repeated="16381"/>
        </table:table-row>
        <table:table-row table:style-name="ro1">
          <table:table-cell office:value-type="time" office:time-value="PT17H0M0S" table:style-name="ce6">
            <text:p>05:00:00 PM</text:p>
          </table:table-cell>
          <table:table-cell office:value-type="float" office:value="2819.52" table:style-name="ce1">
            <text:p>2819.52</text:p>
          </table:table-cell>
          <table:table-cell office:value-type="float" office:value="27.519999999999982" table:formula="of:=[.B22]-2792" table:style-name="ce1">
            <text:p>27.52</text:p>
          </table:table-cell>
          <table:table-cell table:number-columns-repeated="16381"/>
        </table:table-row>
        <table:table-row table:style-name="ro1">
          <table:table-cell office:value-type="time" office:time-value="PT18H0M0S" table:style-name="ce6">
            <text:p>06:00:00 PM</text:p>
          </table:table-cell>
          <table:table-cell office:value-type="float" office:value="2819.02" table:style-name="ce1">
            <text:p>2819.02</text:p>
          </table:table-cell>
          <table:table-cell office:value-type="float" office:value="27.019999999999982" table:formula="of:=[.B23]-2792" table:style-name="ce1">
            <text:p>27.02</text:p>
          </table:table-cell>
          <table:table-cell table:number-columns-repeated="16381"/>
        </table:table-row>
        <table:table-row table:style-name="ro1">
          <table:table-cell office:value-type="time" office:time-value="PT19H0M0S" table:style-name="ce6">
            <text:p>07:00:00 PM</text:p>
          </table:table-cell>
          <table:table-cell office:value-type="float" office:value="2818.45" table:style-name="ce1">
            <text:p>2818.45</text:p>
          </table:table-cell>
          <table:table-cell office:value-type="float" office:value="26.449999999999818" table:formula="of:=[.B24]-2792" table:style-name="ce1">
            <text:p>26.45</text:p>
          </table:table-cell>
          <table:table-cell table:number-columns-repeated="16381"/>
        </table:table-row>
        <table:table-row table:style-name="ro1">
          <table:table-cell office:value-type="time" office:time-value="PT20H0M0S" table:style-name="ce6">
            <text:p>08:00:00 PM</text:p>
          </table:table-cell>
          <table:table-cell office:value-type="float" office:value="2817.89" table:style-name="ce1">
            <text:p>2817.89</text:p>
          </table:table-cell>
          <table:table-cell office:value-type="float" office:value="25.889999999999873" table:formula="of:=[.B25]-2792" table:style-name="ce1">
            <text:p>25.89</text:p>
          </table:table-cell>
          <table:table-cell table:number-columns-repeated="16381"/>
        </table:table-row>
        <table:table-row table:style-name="ro1">
          <table:table-cell office:value-type="time" office:time-value="PT21H0M0S" table:style-name="ce6">
            <text:p>09:00:00 PM</text:p>
          </table:table-cell>
          <table:table-cell office:value-type="float" office:value="2817.55" table:style-name="ce1">
            <text:p>2817.55</text:p>
          </table:table-cell>
          <table:table-cell office:value-type="float" office:value="25.550000000000182" table:formula="of:=[.B26]-2792" table:style-name="ce1">
            <text:p>25.55</text:p>
          </table:table-cell>
          <table:table-cell table:number-columns-repeated="16381"/>
        </table:table-row>
        <table:table-row table:style-name="ro1">
          <table:table-cell office:value-type="time" office:time-value="PT22H0M0S" table:style-name="ce6">
            <text:p>10:00:00 PM</text:p>
          </table:table-cell>
          <table:table-cell office:value-type="float" office:value="2817.46" table:style-name="ce1">
            <text:p>2817.46</text:p>
          </table:table-cell>
          <table:table-cell office:value-type="float" office:value="25.460000000000036" table:formula="of:=[.B27]-2792" table:style-name="ce1">
            <text:p>25.46</text:p>
          </table:table-cell>
          <table:table-cell table:number-columns-repeated="16381"/>
        </table:table-row>
        <table:table-row table:style-name="ro1">
          <table:table-cell office:value-type="time" office:time-value="PT23H0M0S" table:style-name="ce6">
            <text:p>11:00:00 PM</text:p>
          </table:table-cell>
          <table:table-cell office:value-type="float" office:value="2817.71" table:style-name="ce1">
            <text:p>2817.71</text:p>
          </table:table-cell>
          <table:table-cell office:value-type="float" office:value="25.710000000000036" table:formula="of:=[.B28]-2792" table:style-name="ce1">
            <text:p>25.71</text:p>
          </table:table-cell>
          <table:table-cell table:number-columns-repeated="16381"/>
        </table:table-row>
        <table:table-row table:style-name="ro1">
          <table:table-cell office:value-type="time" office:time-value="PT24H0M0S" table:style-name="ce7">
            <text:p>24:00:00</text:p>
          </table:table-cell>
          <table:table-cell office:value-type="float" office:value="2818.19" table:style-name="ce1">
            <text:p>2818.19</text:p>
          </table:table-cell>
          <table:table-cell office:value-type="float" office:value="26.190000000000055" table:formula="of:=[.B29]-2792" table:style-name="ce1">
            <text:p>26.19</text:p>
          </table:table-cell>
          <table:table-cell table:number-columns-repeated="16381"/>
        </table:table-row>
        <table:table-row table:style-name="ro1">
          <table:table-cell office:value-type="time" office:time-value="PT25H0M0S" table:style-name="ce7">
            <text:p>25:00:00</text:p>
          </table:table-cell>
          <table:table-cell office:value-type="float" office:value="2818.74" table:style-name="ce1">
            <text:p>2818.74</text:p>
          </table:table-cell>
          <table:table-cell office:value-type="float" office:value="26.739999999999782" table:formula="of:=[.B30]-2792" table:style-name="ce1">
            <text:p>26.74</text:p>
          </table:table-cell>
          <table:table-cell table:number-columns-repeated="16381"/>
        </table:table-row>
        <table:table-row table:style-name="ro1">
          <table:table-cell office:value-type="time" office:time-value="PT26H0M0S" table:style-name="ce7">
            <text:p>26:00:00</text:p>
          </table:table-cell>
          <table:table-cell office:value-type="float" office:value="2819.3" table:style-name="ce1">
            <text:p>2819.3</text:p>
          </table:table-cell>
          <table:table-cell office:value-type="float" office:value="27.300000000000182" table:formula="of:=[.B31]-2792" table:style-name="ce1">
            <text:p>27.3</text:p>
          </table:table-cell>
          <table:table-cell table:number-columns-repeated="16381"/>
        </table:table-row>
        <table:table-row table:style-name="ro1">
          <table:table-cell office:value-type="time" office:time-value="PT27H0M0S" table:style-name="ce7">
            <text:p>27:00:00</text:p>
          </table:table-cell>
          <table:table-cell office:value-type="float" office:value="2819.66" table:style-name="ce1">
            <text:p>2819.66</text:p>
          </table:table-cell>
          <table:table-cell office:value-type="float" office:value="27.659999999999854" table:formula="of:=[.B32]-2792" table:style-name="ce1">
            <text:p>27.66</text:p>
          </table:table-cell>
          <table:table-cell table:number-columns-repeated="16381"/>
        </table:table-row>
        <table:table-row table:style-name="ro1">
          <table:table-cell office:value-type="time" office:time-value="PT28H0M0S" table:style-name="ce7">
            <text:p>28:00:00</text:p>
          </table:table-cell>
          <table:table-cell office:value-type="float" office:value="2819.69" table:style-name="ce1">
            <text:p>2819.69</text:p>
          </table:table-cell>
          <table:table-cell office:value-type="float" office:value="27.690000000000055" table:formula="of:=[.B33]-2792" table:style-name="ce1">
            <text:p>27.69</text:p>
          </table:table-cell>
          <table:table-cell table:number-columns-repeated="16381"/>
        </table:table-row>
        <table:table-row table:style-name="ro1">
          <table:table-cell office:value-type="time" office:time-value="PT29H0M0S" table:style-name="ce7">
            <text:p>29:00:00</text:p>
          </table:table-cell>
          <table:table-cell office:value-type="float" office:value="2819.52" table:style-name="ce1">
            <text:p>2819.52</text:p>
          </table:table-cell>
          <table:table-cell office:value-type="float" office:value="27.519999999999982" table:formula="of:=[.B34]-2792" table:style-name="ce1">
            <text:p>27.52</text:p>
          </table:table-cell>
          <table:table-cell table:number-columns-repeated="16381"/>
        </table:table-row>
        <table:table-row table:style-name="ro1">
          <table:table-cell office:value-type="time" office:time-value="PT30H0M0S" table:style-name="ce7">
            <text:p>30:00:00</text:p>
          </table:table-cell>
          <table:table-cell office:value-type="float" office:value="2819.02" table:style-name="ce1">
            <text:p>2819.02</text:p>
          </table:table-cell>
          <table:table-cell office:value-type="float" office:value="27.019999999999982" table:formula="of:=[.B35]-2792" table:style-name="ce1">
            <text:p>27.02</text:p>
          </table:table-cell>
          <table:table-cell table:number-columns-repeated="16381"/>
        </table:table-row>
        <table:table-row table:style-name="ro1">
          <table:table-cell office:value-type="time" office:time-value="PT31H0M0S" table:style-name="ce7">
            <text:p>31:00:00</text:p>
          </table:table-cell>
          <table:table-cell office:value-type="float" office:value="2818.29" table:style-name="ce1">
            <text:p>2818.29</text:p>
          </table:table-cell>
          <table:table-cell office:value-type="float" office:value="26.289999999999964" table:formula="of:=[.B36]-2792" table:style-name="ce1">
            <text:p>26.29</text:p>
          </table:table-cell>
          <table:table-cell table:number-columns-repeated="16381"/>
        </table:table-row>
        <table:table-row table:style-name="ro1">
          <table:table-cell office:value-type="time" office:time-value="PT32H0M0S" table:style-name="ce7">
            <text:p>32:00:00</text:p>
          </table:table-cell>
          <table:table-cell office:value-type="float" office:value="2817.33" table:style-name="ce1">
            <text:p>2817.33</text:p>
          </table:table-cell>
          <table:table-cell office:value-type="float" office:value="25.329999999999927" table:formula="of:=[.B37]-2792" table:style-name="ce1">
            <text:p>25.33</text:p>
          </table:table-cell>
          <table:table-cell table:number-columns-repeated="16381"/>
        </table:table-row>
        <table:table-row table:style-name="ro1">
          <table:table-cell office:value-type="time" office:time-value="PT33H0M0S" table:style-name="ce7">
            <text:p>33:00:00</text:p>
          </table:table-cell>
          <table:table-cell office:value-type="float" office:value="2816.37" table:style-name="ce1">
            <text:p>2816.37</text:p>
          </table:table-cell>
          <table:table-cell office:value-type="float" office:value="24.369999999999891" table:formula="of:=[.B38]-2792" table:style-name="ce1">
            <text:p>24.37</text:p>
          </table:table-cell>
          <table:table-cell table:number-columns-repeated="16381"/>
        </table:table-row>
        <table:table-row table:style-name="ro1">
          <table:table-cell office:value-type="time" office:time-value="PT34H0M0S" table:style-name="ce7">
            <text:p>34:00:00</text:p>
          </table:table-cell>
          <table:table-cell office:value-type="float" office:value="2815.67" table:style-name="ce1">
            <text:p>2815.67</text:p>
          </table:table-cell>
          <table:table-cell office:value-type="float" office:value="23.670000000000073" table:formula="of:=[.B39]-2792" table:style-name="ce1">
            <text:p>23.67</text:p>
          </table:table-cell>
          <table:table-cell table:number-columns-repeated="16381"/>
        </table:table-row>
        <table:table-row table:style-name="ro1">
          <table:table-cell office:value-type="time" office:time-value="PT35H0M0S" table:style-name="ce7">
            <text:p>35:00:00</text:p>
          </table:table-cell>
          <table:table-cell office:value-type="float" office:value="2815.32" table:style-name="ce1">
            <text:p>2815.32</text:p>
          </table:table-cell>
          <table:table-cell office:value-type="float" office:value="23.320000000000164" table:formula="of:=[.B40]-2792" table:style-name="ce1">
            <text:p>23.32</text:p>
          </table:table-cell>
          <table:table-cell table:number-columns-repeated="16381"/>
        </table:table-row>
        <table:table-row table:style-name="ro1">
          <table:table-cell office:value-type="time" office:time-value="PT36H0M0S" table:style-name="ce7">
            <text:p>36:00:00</text:p>
          </table:table-cell>
          <table:table-cell office:value-type="float" office:value="2815.22" table:style-name="ce1">
            <text:p>2815.22</text:p>
          </table:table-cell>
          <table:table-cell office:value-type="float" office:value="23.2199999999998" table:formula="of:=[.B41]-2792" table:style-name="ce1">
            <text:p>23.22</text:p>
          </table:table-cell>
          <table:table-cell table:number-columns-repeated="16381"/>
        </table:table-row>
        <table:table-row table:style-name="ro1">
          <table:table-cell office:value-type="time" office:time-value="PT37H0M0S" table:style-name="ce7">
            <text:p>37:00:00</text:p>
          </table:table-cell>
          <table:table-cell office:value-type="float" office:value="2815.47" table:style-name="ce1">
            <text:p>2815.47</text:p>
          </table:table-cell>
          <table:table-cell office:value-type="float" office:value="23.4699999999998" table:formula="of:=[.B42]-2792" table:style-name="ce1">
            <text:p>23.47</text:p>
          </table:table-cell>
          <table:table-cell table:number-columns-repeated="16381"/>
        </table:table-row>
        <table:table-row table:style-name="ro1">
          <table:table-cell office:value-type="time" office:time-value="PT38H0M0S" table:style-name="ce7">
            <text:p>38:00:00</text:p>
          </table:table-cell>
          <table:table-cell office:value-type="float" office:value="2815.95" table:style-name="ce1">
            <text:p>2815.95</text:p>
          </table:table-cell>
          <table:table-cell office:value-type="float" office:value="23.949999999999818" table:formula="of:=[.B43]-2792" table:style-name="ce1">
            <text:p>23.95</text:p>
          </table:table-cell>
          <table:table-cell table:number-columns-repeated="16381"/>
        </table:table-row>
        <table:table-row table:style-name="ro1">
          <table:table-cell office:value-type="time" office:time-value="PT39H0M0S" table:style-name="ce7">
            <text:p>39:00:00</text:p>
          </table:table-cell>
          <table:table-cell office:value-type="float" office:value="2816.31" table:style-name="ce1">
            <text:p>2816.31</text:p>
          </table:table-cell>
          <table:table-cell office:value-type="float" office:value="24.309999999999945" table:formula="of:=[.B44]-2792" table:style-name="ce1">
            <text:p>24.31</text:p>
          </table:table-cell>
          <table:table-cell table:number-columns-repeated="16381"/>
        </table:table-row>
        <table:table-row table:style-name="ro1">
          <table:table-cell office:value-type="time" office:time-value="PT40H0M0S" table:style-name="ce7">
            <text:p>40:00:00</text:p>
          </table:table-cell>
          <table:table-cell office:value-type="float" office:value="2816.33" table:style-name="ce1">
            <text:p>2816.33</text:p>
          </table:table-cell>
          <table:table-cell office:value-type="float" office:value="24.329999999999927" table:formula="of:=[.B45]-2792" table:style-name="ce1">
            <text:p>24.33</text:p>
          </table:table-cell>
          <table:table-cell table:number-columns-repeated="16381"/>
        </table:table-row>
        <table:table-row table:style-name="ro1">
          <table:table-cell office:value-type="time" office:time-value="PT41H0M0S" table:style-name="ce7">
            <text:p>41:00:00</text:p>
          </table:table-cell>
          <table:table-cell office:value-type="float" office:value="2816.16" table:style-name="ce1">
            <text:p>2816.16</text:p>
          </table:table-cell>
          <table:table-cell office:value-type="float" office:value="24.159999999999854" table:formula="of:=[.B46]-2792" table:style-name="ce1">
            <text:p>24.16</text:p>
          </table:table-cell>
          <table:table-cell table:number-columns-repeated="16381"/>
        </table:table-row>
        <table:table-row table:style-name="ro1">
          <table:table-cell office:value-type="time" office:time-value="PT42H0M0S" table:style-name="ce7">
            <text:p>42:00:00</text:p>
          </table:table-cell>
          <table:table-cell office:value-type="float" office:value="2815.66" table:style-name="ce1">
            <text:p>2815.66</text:p>
          </table:table-cell>
          <table:table-cell office:value-type="float" office:value="23.659999999999854" table:formula="of:=[.B47]-2792" table:style-name="ce1">
            <text:p>23.66</text:p>
          </table:table-cell>
          <table:table-cell table:number-columns-repeated="16381"/>
        </table:table-row>
        <table:table-row table:style-name="ro1">
          <table:table-cell office:value-type="time" office:time-value="PT43H0M0S" table:style-name="ce7">
            <text:p>43:00:00</text:p>
          </table:table-cell>
          <table:table-cell office:value-type="float" office:value="2815.1" table:style-name="ce1">
            <text:p>2815.1</text:p>
          </table:table-cell>
          <table:table-cell office:value-type="float" office:value="23.099999999999909" table:formula="of:=[.B48]-2792" table:style-name="ce1">
            <text:p>23.1</text:p>
          </table:table-cell>
          <table:table-cell table:number-columns-repeated="16381"/>
        </table:table-row>
        <table:table-row table:style-name="ro1">
          <table:table-cell office:value-type="time" office:time-value="PT44H0M0S" table:style-name="ce7">
            <text:p>44:00:00</text:p>
          </table:table-cell>
          <table:table-cell office:value-type="float" office:value="2814.54" table:style-name="ce1">
            <text:p>2814.54</text:p>
          </table:table-cell>
          <table:table-cell office:value-type="float" office:value="22.539999999999964" table:formula="of:=[.B49]-2792" table:style-name="ce1">
            <text:p>22.54</text:p>
          </table:table-cell>
          <table:table-cell table:number-columns-repeated="16381"/>
        </table:table-row>
        <table:table-row table:style-name="ro1">
          <table:table-cell office:value-type="time" office:time-value="PT45H0M0S" table:style-name="ce7">
            <text:p>45:00:00</text:p>
          </table:table-cell>
          <table:table-cell office:value-type="float" office:value="2814.2" table:style-name="ce1">
            <text:p>2814.2</text:p>
          </table:table-cell>
          <table:table-cell office:value-type="float" office:value="22.199999999999818" table:formula="of:=[.B50]-2792" table:style-name="ce1">
            <text:p>22.2</text:p>
          </table:table-cell>
          <table:table-cell table:number-columns-repeated="16381"/>
        </table:table-row>
        <table:table-row table:style-name="ro1">
          <table:table-cell office:value-type="time" office:time-value="PT46H0M0S" table:style-name="ce7">
            <text:p>46:00:00</text:p>
          </table:table-cell>
          <table:table-cell office:value-type="float" office:value="2814.11" table:style-name="ce1">
            <text:p>2814.11</text:p>
          </table:table-cell>
          <table:table-cell office:value-type="float" office:value="22.110000000000127" table:formula="of:=[.B51]-2792" table:style-name="ce1">
            <text:p>22.11</text:p>
          </table:table-cell>
          <table:table-cell table:number-columns-repeated="16381"/>
        </table:table-row>
        <table:table-row table:style-name="ro1">
          <table:table-cell office:value-type="time" office:time-value="PT47H0M0S" table:style-name="ce7">
            <text:p>47:00:00</text:p>
          </table:table-cell>
          <table:table-cell office:value-type="float" office:value="2814.35" table:style-name="ce1">
            <text:p>2814.35</text:p>
          </table:table-cell>
          <table:table-cell office:value-type="float" office:value="22.349999999999909" table:formula="of:=[.B52]-2792" table:style-name="ce1">
            <text:p>22.35</text:p>
          </table:table-cell>
          <table:table-cell table:number-columns-repeated="16381"/>
        </table:table-row>
        <table:table-row table:style-name="ro1">
          <table:table-cell office:value-type="time" office:time-value="PT48H0M0S" table:style-name="ce7">
            <text:p>48:00:00</text:p>
          </table:table-cell>
          <table:table-cell office:value-type="float" office:value="2814.83" table:style-name="ce1">
            <text:p>2814.83</text:p>
          </table:table-cell>
          <table:table-cell office:value-type="float" office:value="22.829999999999927" table:formula="of:=[.B53]-2792" table:style-name="ce1">
            <text:p>22.83</text:p>
          </table:table-cell>
          <table:table-cell table:number-columns-repeated="16381"/>
        </table:table-row>
        <table:table-row table:style-name="ro1">
          <table:table-cell office:value-type="time" office:time-value="PT49H0M0S" table:style-name="ce7">
            <text:p>49:00:00</text:p>
          </table:table-cell>
          <table:table-cell office:value-type="float" office:value="2815.39" table:style-name="ce1">
            <text:p>2815.39</text:p>
          </table:table-cell>
          <table:table-cell office:value-type="float" office:value="23.389999999999873" table:formula="of:=[.B54]-2792" table:style-name="ce1">
            <text:p>23.39</text:p>
          </table:table-cell>
          <table:table-cell table:number-columns-repeated="16381"/>
        </table:table-row>
        <table:table-row table:style-name="ro1">
          <table:table-cell office:value-type="time" office:time-value="PT50H0M0S" table:style-name="ce7">
            <text:p>50:00:00</text:p>
          </table:table-cell>
          <table:table-cell office:value-type="float" office:value="2815.95" table:style-name="ce1">
            <text:p>2815.95</text:p>
          </table:table-cell>
          <table:table-cell office:value-type="float" office:value="23.949999999999818" table:formula="of:=[.B55]-2792" table:style-name="ce1">
            <text:p>23.95</text:p>
          </table:table-cell>
          <table:table-cell table:number-columns-repeated="16381"/>
        </table:table-row>
        <table:table-row table:style-name="ro1">
          <table:table-cell office:value-type="time" office:time-value="PT51H0M0S" table:style-name="ce7">
            <text:p>51:00:00</text:p>
          </table:table-cell>
          <table:table-cell office:value-type="float" office:value="2816.32" table:style-name="ce1">
            <text:p>2816.32</text:p>
          </table:table-cell>
          <table:table-cell office:value-type="float" office:value="24.320000000000164" table:formula="of:=[.B56]-2792" table:style-name="ce1">
            <text:p>24.32</text:p>
          </table:table-cell>
          <table:table-cell table:number-columns-repeated="16381"/>
        </table:table-row>
        <table:table-row table:style-name="ro1">
          <table:table-cell office:value-type="time" office:time-value="PT52H0M0S" table:style-name="ce7">
            <text:p>52:00:00</text:p>
          </table:table-cell>
          <table:table-cell office:value-type="float" office:value="2816.34" table:style-name="ce1">
            <text:p>2816.34</text:p>
          </table:table-cell>
          <table:table-cell office:value-type="float" office:value="24.340000000000146" table:formula="of:=[.B57]-2792" table:style-name="ce1">
            <text:p>24.34</text:p>
          </table:table-cell>
          <table:table-cell table:number-columns-repeated="16381"/>
        </table:table-row>
        <table:table-row table:style-name="ro1">
          <table:table-cell office:value-type="time" office:time-value="PT53H0M0S" table:style-name="ce7">
            <text:p>53:00:00</text:p>
          </table:table-cell>
          <table:table-cell office:value-type="float" office:value="2816.17" table:style-name="ce1">
            <text:p>2816.17</text:p>
          </table:table-cell>
          <table:table-cell office:value-type="float" office:value="24.170000000000073" table:formula="of:=[.B58]-2792" table:style-name="ce1">
            <text:p>24.17</text:p>
          </table:table-cell>
          <table:table-cell table:number-columns-repeated="16381"/>
        </table:table-row>
        <table:table-row table:style-name="ro1">
          <table:table-cell office:value-type="time" office:time-value="PT54H0M0S" table:style-name="ce7">
            <text:p>54:00:00</text:p>
          </table:table-cell>
          <table:table-cell office:value-type="float" office:value="2815.67" table:style-name="ce1">
            <text:p>2815.67</text:p>
          </table:table-cell>
          <table:table-cell office:value-type="float" office:value="23.670000000000073" table:formula="of:=[.B59]-2792" table:style-name="ce1">
            <text:p>23.67</text:p>
          </table:table-cell>
          <table:table-cell table:number-columns-repeated="16381"/>
        </table:table-row>
        <table:table-row table:style-name="ro1">
          <table:table-cell office:value-type="time" office:time-value="PT55H0M0S" table:style-name="ce7">
            <text:p>55:00:00</text:p>
          </table:table-cell>
          <table:table-cell office:value-type="float" office:value="2814.95" table:style-name="ce1">
            <text:p>2814.95</text:p>
          </table:table-cell>
          <table:table-cell office:value-type="float" office:value="22.949999999999818" table:formula="of:=[.B60]-2792" table:style-name="ce1">
            <text:p>22.95</text:p>
          </table:table-cell>
          <table:table-cell table:number-columns-repeated="16381"/>
        </table:table-row>
        <table:table-row table:style-name="ro1">
          <table:table-cell office:value-type="time" office:time-value="PT56H0M0S" table:style-name="ce7">
            <text:p>56:00:00</text:p>
          </table:table-cell>
          <table:table-cell office:value-type="float" office:value="2813.99" table:style-name="ce1">
            <text:p>2813.99</text:p>
          </table:table-cell>
          <table:table-cell office:value-type="float" office:value="21.989999999999782" table:formula="of:=[.B61]-2792" table:style-name="ce1">
            <text:p>21.99</text:p>
          </table:table-cell>
          <table:table-cell table:number-columns-repeated="16381"/>
        </table:table-row>
        <table:table-row table:style-name="ro1">
          <table:table-cell office:value-type="time" office:time-value="PT57H0M0S" table:style-name="ce7">
            <text:p>57:00:00</text:p>
          </table:table-cell>
          <table:table-cell office:value-type="float" office:value="2813.03" table:style-name="ce1">
            <text:p>2813.03</text:p>
          </table:table-cell>
          <table:table-cell office:value-type="float" office:value="21.0300000000002" table:formula="of:=[.B62]-2792" table:style-name="ce1">
            <text:p>21.03</text:p>
          </table:table-cell>
          <table:table-cell table:number-columns-repeated="16381"/>
        </table:table-row>
        <table:table-row table:style-name="ro1">
          <table:table-cell office:value-type="time" office:time-value="PT58H0M0S" table:style-name="ce7">
            <text:p>58:00:00</text:p>
          </table:table-cell>
          <table:table-cell office:value-type="float" office:value="2812.32" table:style-name="ce1">
            <text:p>2812.32</text:p>
          </table:table-cell>
          <table:table-cell office:value-type="float" office:value="20.320000000000164" table:formula="of:=[.B63]-2792" table:style-name="ce1">
            <text:p>20.32</text:p>
          </table:table-cell>
          <table:table-cell table:number-columns-repeated="16381"/>
        </table:table-row>
        <table:table-row table:style-name="ro1">
          <table:table-cell office:value-type="time" office:time-value="PT59H0M0S" table:style-name="ce7">
            <text:p>59:00:00</text:p>
          </table:table-cell>
          <table:table-cell office:value-type="float" office:value="2811.97" table:style-name="ce1">
            <text:p>2811.97</text:p>
          </table:table-cell>
          <table:table-cell office:value-type="float" office:value="19.9699999999998" table:formula="of:=[.B64]-2792" table:style-name="ce1">
            <text:p>19.97</text:p>
          </table:table-cell>
          <table:table-cell table:number-columns-repeated="16381"/>
        </table:table-row>
        <table:table-row table:style-name="ro1">
          <table:table-cell office:value-type="time" office:time-value="PT60H0M0S" table:style-name="ce7">
            <text:p>60:00:00</text:p>
          </table:table-cell>
          <table:table-cell office:value-type="float" office:value="2811.88" table:style-name="ce1">
            <text:p>2811.88</text:p>
          </table:table-cell>
          <table:table-cell office:value-type="float" office:value="19.880000000000109" table:formula="of:=[.B65]-2792" table:style-name="ce1">
            <text:p>19.88</text:p>
          </table:table-cell>
          <table:table-cell table:number-columns-repeated="16381"/>
        </table:table-row>
        <table:table-row table:style-name="ro1">
          <table:table-cell office:value-type="time" office:time-value="PT61H0M0S" table:style-name="ce7">
            <text:p>61:00:00</text:p>
          </table:table-cell>
          <table:table-cell office:value-type="float" office:value="2812.13" table:style-name="ce1">
            <text:p>2812.13</text:p>
          </table:table-cell>
          <table:table-cell office:value-type="float" office:value="20.130000000000109" table:formula="of:=[.B66]-2792" table:style-name="ce1">
            <text:p>20.13</text:p>
          </table:table-cell>
          <table:table-cell table:number-columns-repeated="16381"/>
        </table:table-row>
        <table:table-row table:style-name="ro1">
          <table:table-cell office:value-type="time" office:time-value="PT62H0M0S" table:style-name="ce7">
            <text:p>62:00:00</text:p>
          </table:table-cell>
          <table:table-cell office:value-type="float" office:value="2812.6" table:style-name="ce1">
            <text:p>2812.6</text:p>
          </table:table-cell>
          <table:table-cell office:value-type="float" office:value="20.599999999999909" table:formula="of:=[.B67]-2792" table:style-name="ce1">
            <text:p>20.6</text:p>
          </table:table-cell>
          <table:table-cell table:number-columns-repeated="16381"/>
        </table:table-row>
        <table:table-row table:style-name="ro1">
          <table:table-cell office:value-type="time" office:time-value="PT63H0M0S" table:style-name="ce7">
            <text:p>63:00:00</text:p>
          </table:table-cell>
          <table:table-cell office:value-type="float" office:value="2812.96" table:style-name="ce1">
            <text:p>2812.96</text:p>
          </table:table-cell>
          <table:table-cell office:value-type="float" office:value="20.960000000000036" table:formula="of:=[.B68]-2792" table:style-name="ce1">
            <text:p>20.96</text:p>
          </table:table-cell>
          <table:table-cell table:number-columns-repeated="16381"/>
        </table:table-row>
        <table:table-row table:style-name="ro1">
          <table:table-cell office:value-type="time" office:time-value="PT64H0M0S" table:style-name="ce7">
            <text:p>64:00:00</text:p>
          </table:table-cell>
          <table:table-cell office:value-type="float" office:value="2812.99" table:style-name="ce1">
            <text:p>2812.99</text:p>
          </table:table-cell>
          <table:table-cell office:value-type="float" office:value="20.989999999999782" table:formula="of:=[.B69]-2792" table:style-name="ce1">
            <text:p>20.99</text:p>
          </table:table-cell>
          <table:table-cell table:number-columns-repeated="16381"/>
        </table:table-row>
        <table:table-row table:style-name="ro1">
          <table:table-cell office:value-type="time" office:time-value="PT65H0M0S" table:style-name="ce7">
            <text:p>65:00:00</text:p>
          </table:table-cell>
          <table:table-cell office:value-type="float" office:value="2812.81" table:style-name="ce1">
            <text:p>2812.81</text:p>
          </table:table-cell>
          <table:table-cell office:value-type="float" office:value="20.809999999999945" table:formula="of:=[.B70]-2792" table:style-name="ce1">
            <text:p>20.81</text:p>
          </table:table-cell>
          <table:table-cell table:number-columns-repeated="16381"/>
        </table:table-row>
        <table:table-row table:style-name="ro1">
          <table:table-cell office:value-type="time" office:time-value="PT66H0M0S" table:style-name="ce7">
            <text:p>66:00:00</text:p>
          </table:table-cell>
          <table:table-cell office:value-type="float" office:value="2812.31" table:style-name="ce1">
            <text:p>2812.31</text:p>
          </table:table-cell>
          <table:table-cell office:value-type="float" office:value="20.309999999999945" table:formula="of:=[.B71]-2792" table:style-name="ce1">
            <text:p>20.31</text:p>
          </table:table-cell>
          <table:table-cell table:number-columns-repeated="16381"/>
        </table:table-row>
        <table:table-row table:style-name="ro1">
          <table:table-cell office:value-type="time" office:time-value="PT67H0M0S" table:style-name="ce7">
            <text:p>67:00:00</text:p>
          </table:table-cell>
          <table:table-cell office:value-type="float" office:value="2811.75" table:style-name="ce1">
            <text:p>2811.75</text:p>
          </table:table-cell>
          <table:table-cell office:value-type="float" office:value="19.75" table:formula="of:=[.B72]-2792" table:style-name="ce1">
            <text:p>19.75</text:p>
          </table:table-cell>
          <table:table-cell table:number-columns-repeated="16381"/>
        </table:table-row>
        <table:table-row table:style-name="ro1">
          <table:table-cell office:value-type="time" office:time-value="PT68H0M0S" table:style-name="ce7">
            <text:p>68:00:00</text:p>
          </table:table-cell>
          <table:table-cell office:value-type="float" office:value="2811.19" table:style-name="ce1">
            <text:p>2811.19</text:p>
          </table:table-cell>
          <table:table-cell office:value-type="float" office:value="19.190000000000055" table:formula="of:=[.B73]-2792" table:style-name="ce1">
            <text:p>19.19</text:p>
          </table:table-cell>
          <table:table-cell table:number-columns-repeated="16381"/>
        </table:table-row>
        <table:table-row table:style-name="ro1">
          <table:table-cell office:value-type="time" office:time-value="PT69H0M0S" table:style-name="ce7">
            <text:p>69:00:00</text:p>
          </table:table-cell>
          <table:table-cell office:value-type="float" office:value="2810.84" table:style-name="ce1">
            <text:p>2810.84</text:p>
          </table:table-cell>
          <table:table-cell office:value-type="float" office:value="18.840000000000146" table:formula="of:=[.B74]-2792" table:style-name="ce1">
            <text:p>18.84</text:p>
          </table:table-cell>
          <table:table-cell table:number-columns-repeated="16381"/>
        </table:table-row>
        <table:table-row table:style-name="ro1">
          <table:table-cell office:value-type="time" office:time-value="PT70H0M0S" table:style-name="ce7">
            <text:p>70:00:00</text:p>
          </table:table-cell>
          <table:table-cell office:value-type="float" office:value="2810.77" table:style-name="ce1">
            <text:p>2810.77</text:p>
          </table:table-cell>
          <table:table-cell office:value-type="float" office:value="18.769999999999982" table:formula="of:=[.B75]-2792" table:style-name="ce1">
            <text:p>18.77</text:p>
          </table:table-cell>
          <table:table-cell table:number-columns-repeated="16381"/>
        </table:table-row>
        <table:table-row table:style-name="ro1">
          <table:table-cell office:value-type="time" office:time-value="PT71H0M0S" table:style-name="ce7">
            <text:p>71:00:00</text:p>
          </table:table-cell>
          <table:table-cell office:value-type="float" office:value="2811.01" table:style-name="ce1">
            <text:p>2811.01</text:p>
          </table:table-cell>
          <table:table-cell office:value-type="float" office:value="19.010000000000218" table:formula="of:=[.B76]-2792" table:style-name="ce1">
            <text:p>19.01</text:p>
          </table:table-cell>
          <table:table-cell table:number-columns-repeated="16381"/>
        </table:table-row>
        <table:table-row table:style-name="ro1">
          <table:table-cell office:value-type="time" office:time-value="PT72H0M0S" table:style-name="ce7">
            <text:p>72:00:00</text:p>
          </table:table-cell>
          <table:table-cell office:value-type="float" office:value="2811.48" table:style-name="ce1">
            <text:p>2811.48</text:p>
          </table:table-cell>
          <table:table-cell office:value-type="float" office:value="19.480000000000018" table:formula="of:=[.B77]-2792" table:style-name="ce1">
            <text:p>19.48</text:p>
          </table:table-cell>
          <table:table-cell table:number-columns-repeated="16381"/>
        </table:table-row>
        <table:table-row table:style-name="ro1">
          <table:table-cell office:value-type="time" office:time-value="PT73H0M0S" table:style-name="ce7">
            <text:p>73:00:00</text:p>
          </table:table-cell>
          <table:table-cell office:value-type="float" office:value="2812.04" table:style-name="ce1">
            <text:p>2812.04</text:p>
          </table:table-cell>
          <table:table-cell office:value-type="float" office:value="20.039999999999964" table:formula="of:=[.B78]-2792" table:style-name="ce1">
            <text:p>20.04</text:p>
          </table:table-cell>
          <table:table-cell table:number-columns-repeated="16381"/>
        </table:table-row>
        <table:table-row table:style-name="ro1">
          <table:table-cell office:value-type="time" office:time-value="PT74H0M0S" table:style-name="ce7">
            <text:p>74:00:00</text:p>
          </table:table-cell>
          <table:table-cell office:value-type="float" office:value="2812.59" table:style-name="ce1">
            <text:p>2812.59</text:p>
          </table:table-cell>
          <table:table-cell office:value-type="float" office:value="20.590000000000146" table:formula="of:=[.B79]-2792" table:style-name="ce1">
            <text:p>20.59</text:p>
          </table:table-cell>
          <table:table-cell table:number-columns-repeated="16381"/>
        </table:table-row>
        <table:table-row table:style-name="ro1">
          <table:table-cell office:value-type="time" office:time-value="PT75H0M0S" table:style-name="ce7">
            <text:p>75:00:00</text:p>
          </table:table-cell>
          <table:table-cell office:value-type="float" office:value="2812.96" table:style-name="ce1">
            <text:p>2812.96</text:p>
          </table:table-cell>
          <table:table-cell office:value-type="float" office:value="20.960000000000036" table:formula="of:=[.B80]-2792" table:style-name="ce1">
            <text:p>20.96</text:p>
          </table:table-cell>
          <table:table-cell table:number-columns-repeated="16381"/>
        </table:table-row>
        <table:table-row table:style-name="ro1">
          <table:table-cell office:value-type="time" office:time-value="PT76H0M0S" table:style-name="ce7">
            <text:p>76:00:00</text:p>
          </table:table-cell>
          <table:table-cell office:value-type="float" office:value="2812.98" table:style-name="ce1">
            <text:p>2812.98</text:p>
          </table:table-cell>
          <table:table-cell office:value-type="float" office:value="20.980000000000018" table:formula="of:=[.B81]-2792" table:style-name="ce1">
            <text:p>20.98</text:p>
          </table:table-cell>
          <table:table-cell table:number-columns-repeated="16381"/>
        </table:table-row>
        <table:table-row table:style-name="ro1">
          <table:table-cell office:value-type="time" office:time-value="PT77H0M0S" table:style-name="ce7">
            <text:p>77:00:00</text:p>
          </table:table-cell>
          <table:table-cell office:value-type="float" office:value="2812.8" table:style-name="ce1">
            <text:p>2812.8</text:p>
          </table:table-cell>
          <table:table-cell office:value-type="float" office:value="20.800000000000182" table:formula="of:=[.B82]-2792" table:style-name="ce1">
            <text:p>20.8</text:p>
          </table:table-cell>
          <table:table-cell table:number-columns-repeated="16381"/>
        </table:table-row>
        <table:table-row table:style-name="ro1">
          <table:table-cell office:value-type="time" office:time-value="PT78H0M0S" table:style-name="ce7">
            <text:p>78:00:00</text:p>
          </table:table-cell>
          <table:table-cell office:value-type="float" office:value="2812.3" table:style-name="ce1">
            <text:p>2812.3</text:p>
          </table:table-cell>
          <table:table-cell office:value-type="float" office:value="20.300000000000182" table:formula="of:=[.B83]-2792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time" office:time-value="PT79H0M0S" table:style-name="ce7">
            <text:p>79:00:00</text:p>
          </table:table-cell>
          <table:table-cell office:value-type="float" office:value="2811.59" table:style-name="ce1">
            <text:p>2811.59</text:p>
          </table:table-cell>
          <table:table-cell office:value-type="float" office:value="19.590000000000146" table:formula="of:=[.B84]-2792" table:style-name="ce1">
            <text:p>19.59</text:p>
          </table:table-cell>
          <table:table-cell table:number-columns-repeated="16381"/>
        </table:table-row>
        <table:table-row table:style-name="ro1">
          <table:table-cell office:value-type="time" office:time-value="PT80H0M0S" table:style-name="ce7">
            <text:p>80:00:00</text:p>
          </table:table-cell>
          <table:table-cell office:value-type="float" office:value="2810.62" table:style-name="ce1">
            <text:p>2810.62</text:p>
          </table:table-cell>
          <table:table-cell office:value-type="float" office:value="18.619999999999891" table:formula="of:=[.B85]-2792" table:style-name="ce1">
            <text:p>18.62</text:p>
          </table:table-cell>
          <table:table-cell table:number-columns-repeated="16381"/>
        </table:table-row>
        <table:table-row table:style-name="ro1">
          <table:table-cell office:value-type="time" office:time-value="PT81H0M0S" table:style-name="ce7">
            <text:p>81:00:00</text:p>
          </table:table-cell>
          <table:table-cell office:value-type="float" office:value="2809.66" table:style-name="ce1">
            <text:p>2809.66</text:p>
          </table:table-cell>
          <table:table-cell office:value-type="float" office:value="17.659999999999854" table:formula="of:=[.B86]-2792" table:style-name="ce1">
            <text:p>17.66</text:p>
          </table:table-cell>
          <table:table-cell table:number-columns-repeated="16381"/>
        </table:table-row>
        <table:table-row table:style-name="ro1">
          <table:table-cell office:value-type="time" office:time-value="PT82H0M0S" table:style-name="ce7">
            <text:p>82:00:00</text:p>
          </table:table-cell>
          <table:table-cell office:value-type="float" office:value="2808.96" table:style-name="ce1">
            <text:p>2808.96</text:p>
          </table:table-cell>
          <table:table-cell office:value-type="float" office:value="16.960000000000036" table:formula="of:=[.B87]-2792" table:style-name="ce1">
            <text:p>16.96</text:p>
          </table:table-cell>
          <table:table-cell table:number-columns-repeated="16381"/>
        </table:table-row>
        <table:table-row table:style-name="ro1">
          <table:table-cell office:value-type="time" office:time-value="PT83H0M0S" table:style-name="ce7">
            <text:p>83:00:00</text:p>
          </table:table-cell>
          <table:table-cell office:value-type="float" office:value="2808.62" table:style-name="ce1">
            <text:p>2808.62</text:p>
          </table:table-cell>
          <table:table-cell office:value-type="float" office:value="16.619999999999891" table:formula="of:=[.B88]-2792" table:style-name="ce1">
            <text:p>16.62</text:p>
          </table:table-cell>
          <table:table-cell table:number-columns-repeated="16381"/>
        </table:table-row>
        <table:table-row table:style-name="ro1">
          <table:table-cell office:value-type="time" office:time-value="PT84H0M0S" table:style-name="ce7">
            <text:p>84:00:00</text:p>
          </table:table-cell>
          <table:table-cell office:value-type="float" office:value="2808.51" table:style-name="ce1">
            <text:p>2808.51</text:p>
          </table:table-cell>
          <table:table-cell office:value-type="float" office:value="16.510000000000218" table:formula="of:=[.B89]-2792" table:style-name="ce1">
            <text:p>16.51</text:p>
          </table:table-cell>
          <table:table-cell table:number-columns-repeated="16381"/>
        </table:table-row>
        <table:table-row table:style-name="ro1">
          <table:table-cell office:value-type="time" office:time-value="PT85H0M0S" table:style-name="ce7">
            <text:p>85:00:00</text:p>
          </table:table-cell>
          <table:table-cell office:value-type="float" office:value="2808.76" table:style-name="ce1">
            <text:p>2808.76</text:p>
          </table:table-cell>
          <table:table-cell office:value-type="float" office:value="16.760000000000218" table:formula="of:=[.B90]-2792" table:style-name="ce1">
            <text:p>16.76</text:p>
          </table:table-cell>
          <table:table-cell table:number-columns-repeated="16381"/>
        </table:table-row>
        <table:table-row table:style-name="ro1">
          <table:table-cell office:value-type="time" office:time-value="PT86H0M0S" table:style-name="ce7">
            <text:p>86:00:00</text:p>
          </table:table-cell>
          <table:table-cell office:value-type="float" office:value="2809.24" table:style-name="ce1">
            <text:p>2809.24</text:p>
          </table:table-cell>
          <table:table-cell office:value-type="float" office:value="17.239999999999782" table:formula="of:=[.B91]-2792" table:style-name="ce1">
            <text:p>17.24</text:p>
          </table:table-cell>
          <table:table-cell table:number-columns-repeated="16381"/>
        </table:table-row>
        <table:table-row table:style-name="ro1">
          <table:table-cell office:value-type="time" office:time-value="PT87H0M0S" table:style-name="ce7">
            <text:p>87:00:00</text:p>
          </table:table-cell>
          <table:table-cell office:value-type="float" office:value="2809.61" table:style-name="ce1">
            <text:p>2809.61</text:p>
          </table:table-cell>
          <table:table-cell office:value-type="float" office:value="17.610000000000127" table:formula="of:=[.B92]-2792" table:style-name="ce1">
            <text:p>17.61</text:p>
          </table:table-cell>
          <table:table-cell table:number-columns-repeated="16381"/>
        </table:table-row>
        <table:table-row table:style-name="ro1">
          <table:table-cell office:value-type="time" office:time-value="PT88H0M0S" table:style-name="ce7">
            <text:p>88:00:00</text:p>
          </table:table-cell>
          <table:table-cell office:value-type="float" office:value="2809.63" table:style-name="ce1">
            <text:p>2809.63</text:p>
          </table:table-cell>
          <table:table-cell office:value-type="float" office:value="17.630000000000109" table:formula="of:=[.B93]-2792" table:style-name="ce1">
            <text:p>17.63</text:p>
          </table:table-cell>
          <table:table-cell table:number-columns-repeated="16381"/>
        </table:table-row>
        <table:table-row table:style-name="ro1">
          <table:table-cell office:value-type="time" office:time-value="PT89H0M0S" table:style-name="ce7">
            <text:p>89:00:00</text:p>
          </table:table-cell>
          <table:table-cell office:value-type="float" office:value="2809.45" table:style-name="ce1">
            <text:p>2809.45</text:p>
          </table:table-cell>
          <table:table-cell office:value-type="float" office:value="17.449999999999818" table:formula="of:=[.B94]-2792" table:style-name="ce1">
            <text:p>17.45</text:p>
          </table:table-cell>
          <table:table-cell table:number-columns-repeated="16381"/>
        </table:table-row>
        <table:table-row table:style-name="ro1">
          <table:table-cell office:value-type="time" office:time-value="PT90H0M0S" table:style-name="ce7">
            <text:p>90:00:00</text:p>
          </table:table-cell>
          <table:table-cell office:value-type="float" office:value="2808.95" table:style-name="ce1">
            <text:p>2808.95</text:p>
          </table:table-cell>
          <table:table-cell office:value-type="float" office:value="16.949999999999818" table:formula="of:=[.B95]-2792" table:style-name="ce1">
            <text:p>16.95</text:p>
          </table:table-cell>
          <table:table-cell table:number-columns-repeated="16381"/>
        </table:table-row>
        <table:table-row table:style-name="ro1">
          <table:table-cell office:value-type="time" office:time-value="PT91H0M0S" table:style-name="ce7">
            <text:p>91:00:00</text:p>
          </table:table-cell>
          <table:table-cell office:value-type="float" office:value="2808.4" table:style-name="ce1">
            <text:p>2808.4</text:p>
          </table:table-cell>
          <table:table-cell office:value-type="float" office:value="16.400000000000091" table:formula="of:=[.B96]-2792" table:style-name="ce1">
            <text:p>16.4</text:p>
          </table:table-cell>
          <table:table-cell table:number-columns-repeated="16381"/>
        </table:table-row>
        <table:table-row table:style-name="ro1">
          <table:table-cell office:value-type="time" office:time-value="PT92H0M0S" table:style-name="ce7">
            <text:p>92:00:00</text:p>
          </table:table-cell>
          <table:table-cell office:value-type="float" office:value="2807.84" table:style-name="ce1">
            <text:p>2807.84</text:p>
          </table:table-cell>
          <table:table-cell office:value-type="float" office:value="15.840000000000146" table:formula="of:=[.B97]-2792" table:style-name="ce1">
            <text:p>15.84</text:p>
          </table:table-cell>
          <table:table-cell table:number-columns-repeated="16381"/>
        </table:table-row>
        <table:table-row table:style-name="ro1">
          <table:table-cell office:value-type="time" office:time-value="PT93H0M0S" table:style-name="ce7">
            <text:p>93:00:00</text:p>
          </table:table-cell>
          <table:table-cell office:value-type="float" office:value="2807.49" table:style-name="ce1">
            <text:p>2807.49</text:p>
          </table:table-cell>
          <table:table-cell office:value-type="float" office:value="15.489999999999782" table:formula="of:=[.B98]-2792" table:style-name="ce1">
            <text:p>15.49</text:p>
          </table:table-cell>
          <table:table-cell table:number-columns-repeated="16381"/>
        </table:table-row>
        <table:table-row table:style-name="ro1">
          <table:table-cell office:value-type="time" office:time-value="PT94H0M0S" table:style-name="ce7">
            <text:p>94:00:00</text:p>
          </table:table-cell>
          <table:table-cell office:value-type="float" office:value="2807.41" table:style-name="ce1">
            <text:p>2807.41</text:p>
          </table:table-cell>
          <table:table-cell office:value-type="float" office:value="15.409999999999854" table:formula="of:=[.B99]-2792" table:style-name="ce1">
            <text:p>15.41</text:p>
          </table:table-cell>
          <table:table-cell table:number-columns-repeated="16381"/>
        </table:table-row>
        <table:table-row table:style-name="ro1">
          <table:table-cell office:value-type="time" office:time-value="PT95H0M0S" table:style-name="ce7">
            <text:p>95:00:00</text:p>
          </table:table-cell>
          <table:table-cell office:value-type="float" office:value="2807.65" table:style-name="ce1">
            <text:p>2807.65</text:p>
          </table:table-cell>
          <table:table-cell office:value-type="float" office:value="15.650000000000091" table:formula="of:=[.B100]-2792" table:style-name="ce1">
            <text:p>15.65</text:p>
          </table:table-cell>
          <table:table-cell table:number-columns-repeated="16381"/>
        </table:table-row>
        <table:table-row table:style-name="ro1">
          <table:table-cell office:value-type="time" office:time-value="PT96H0M0S" table:style-name="ce7">
            <text:p>96:00:00</text:p>
          </table:table-cell>
          <table:table-cell office:value-type="float" office:value="2808.13" table:style-name="ce1">
            <text:p>2808.13</text:p>
          </table:table-cell>
          <table:table-cell office:value-type="float" office:value="16.130000000000109" table:formula="of:=[.B101]-2792" table:style-name="ce1">
            <text:p>16.13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Well_ID</text:p>
          </table:table-cell>
          <table:table-cell office:value-type="string" table:style-name="ce1">
            <text:p>TOC (ft)</text:p>
          </table:table-cell>
          <table:table-cell office:value-type="string" table:style-name="ce1">
            <text:p>DTW (FT)</text:p>
          </table:table-cell>
          <table:table-cell office:value-type="string" table:style-name="ce1">
            <text:p>WSE (ft)</text:p>
          </table:table-cell>
          <table:table-cell table:number-columns-repeated="2" table:style-name="ce1"/>
          <table:table-cell office:value-type="string" table:style-name="ce1">
            <text:p>H_p (ft)</text:p>
          </table:table-cell>
          <table:table-cell office:value-type="string" table:style-name="ce1">
            <text:p>H_node</text:p>
          </table:table-cell>
          <table:table-cell office:value-type="string" table:style-name="ce1">
            <text:p>H_node-WSE</text:p>
          </table:table-cell>
          <table:table-cell table:style-name="ce1"/>
          <table:table-cell office:value-type="string" table:style-name="ce1">
            <text:p>SetReservoi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4W3</text:p>
          </table:table-cell>
          <table:table-cell office:value-type="float" office:value="2792.37" table:style-name="ce1">
            <text:p>2792.37</text:p>
          </table:table-cell>
          <table:table-cell office:value-type="float" office:value="654.36999999999989" table:formula="of:=[.B2]-[.D2]" table:style-name="ce1">
            <text:p>654.37</text:p>
          </table:table-cell>
          <table:table-cell office:value-type="float" office:value="2138" table:style-name="ce1">
            <text:p>2138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75.4469230769228" table:formula="of:=[.B2]+[.G2]" table:style-name="ce1">
            <text:p>2875.446923</text:p>
          </table:table-cell>
          <table:table-cell office:value-type="float" office:value="737.44692307692276" table:formula="of:=[.H2]-[.D2]" table:style-name="ce1">
            <text:p>737.4469231</text:p>
          </table:table-cell>
          <table:table-cell office:value-type="float" office:value="2221.0769230769229" table:formula="of:=[.H2]-[.C2]" table:style-name="ce1">
            <text:p>2221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4W2</text:p>
          </table:table-cell>
          <table:table-cell office:value-type="float" office:value="2781.53" table:style-name="ce1">
            <text:p>2781.53</text:p>
          </table:table-cell>
          <table:table-cell office:value-type="float" office:value="639.5300000000002" table:formula="of:=[.B3]-[.D3]" table:style-name="ce1">
            <text:p>639.53</text:p>
          </table:table-cell>
          <table:table-cell office:value-type="float" office:value="2142" table:style-name="ce1">
            <text:p>2142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64.6069230769231" table:formula="of:=[.B3]+[.G3]" table:style-name="ce1">
            <text:p>2864.606923</text:p>
          </table:table-cell>
          <table:table-cell office:value-type="float" office:value="722.60692307692307" table:formula="of:=[.H3]-[.D3]" table:style-name="ce1">
            <text:p>722.6069231</text:p>
          </table:table-cell>
          <table:table-cell office:value-type="float" office:value="2225.0769230769229" table:formula="of:=[.H3]-[.C3]" table:style-name="ce1">
            <text:p>2225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4W1</text:p>
          </table:table-cell>
          <table:table-cell office:value-type="float" office:value="2787.49" table:style-name="ce1">
            <text:p>2787.49</text:p>
          </table:table-cell>
          <table:table-cell office:value-type="float" office:value="639.48999999999978" table:formula="of:=[.B4]-[.D4]" table:style-name="ce1">
            <text:p>639.49</text:p>
          </table:table-cell>
          <table:table-cell office:value-type="float" office:value="2148" table:style-name="ce1">
            <text:p>2148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70.5669230769226" table:formula="of:=[.B4]+[.G4]" table:style-name="ce1">
            <text:p>2870.566923</text:p>
          </table:table-cell>
          <table:table-cell office:value-type="float" office:value="722.56692307692265" table:formula="of:=[.H4]-[.D4]" table:style-name="ce1">
            <text:p>722.5669231</text:p>
          </table:table-cell>
          <table:table-cell office:value-type="float" office:value="2231.0769230769229" table:formula="of:=[.H4]-[.C4]" table:style-name="ce1">
            <text:p>2231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W2</text:p>
          </table:table-cell>
          <table:table-cell office:value-type="float" office:value="2796.07" table:style-name="ce1">
            <text:p>2796.07</text:p>
          </table:table-cell>
          <table:table-cell office:value-type="float" office:value="635.07000000000016" table:formula="of:=[.B5]-[.D5]" table:style-name="ce1">
            <text:p>635.07</text:p>
          </table:table-cell>
          <table:table-cell office:value-type="float" office:value="2161" table:style-name="ce1">
            <text:p>2161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79.146923076923" table:formula="of:=[.B5]+[.G5]" table:style-name="ce1">
            <text:p>2879.146923</text:p>
          </table:table-cell>
          <table:table-cell office:value-type="float" office:value="718.14692307692303" table:formula="of:=[.H5]-[.D5]" table:style-name="ce1">
            <text:p>718.1469231</text:p>
          </table:table-cell>
          <table:table-cell office:value-type="float" office:value="2244.0769230769229" table:formula="of:=[.H5]-[.C5]" table:style-name="ce1">
            <text:p>2244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W5</text:p>
          </table:table-cell>
          <table:table-cell office:value-type="float" office:value="2805.21" table:style-name="ce1">
            <text:p>2805.21</text:p>
          </table:table-cell>
          <table:table-cell office:value-type="float" office:value="619.21" table:formula="of:=[.B6]-[.D6]" table:style-name="ce1">
            <text:p>619.21</text:p>
          </table:table-cell>
          <table:table-cell office:value-type="float" office:value="2186" table:style-name="ce1">
            <text:p>2186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88.2869230769229" table:formula="of:=[.B6]+[.G6]" table:style-name="ce1">
            <text:p>2888.286923</text:p>
          </table:table-cell>
          <table:table-cell office:value-type="float" office:value="702.2869230769229" table:formula="of:=[.H6]-[.D6]" table:style-name="ce1">
            <text:p>702.2869231</text:p>
          </table:table-cell>
          <table:table-cell office:value-type="float" office:value="2269.0769230769229" table:formula="of:=[.H6]-[.C6]" table:style-name="ce1">
            <text:p>2269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W4</text:p>
          </table:table-cell>
          <table:table-cell office:value-type="float" office:value="2806" table:style-name="ce1">
            <text:p>2806</text:p>
          </table:table-cell>
          <table:table-cell office:value-type="float" office:value="622" table:formula="of:=[.B7]-[.D7]" table:style-name="ce1">
            <text:p>622</text:p>
          </table:table-cell>
          <table:table-cell office:value-type="float" office:value="2184" table:style-name="ce1">
            <text:p>2184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89.0769230769229" table:formula="of:=[.B7]+[.G7]" table:style-name="ce1">
            <text:p>2889.076923</text:p>
          </table:table-cell>
          <table:table-cell office:value-type="float" office:value="705.07692307692287" table:formula="of:=[.H7]-[.D7]" table:style-name="ce1">
            <text:p>705.0769231</text:p>
          </table:table-cell>
          <table:table-cell office:value-type="float" office:value="2267.0769230769229" table:formula="of:=[.H7]-[.C7]" table:style-name="ce1">
            <text:p>2267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W1</text:p>
          </table:table-cell>
          <table:table-cell office:value-type="float" office:value="2798.89" table:style-name="ce1">
            <text:p>2798.89</text:p>
          </table:table-cell>
          <table:table-cell office:value-type="float" office:value="637.88999999999987" table:formula="of:=[.B8]-[.D8]" table:style-name="ce1">
            <text:p>637.89</text:p>
          </table:table-cell>
          <table:table-cell office:value-type="float" office:value="2161" table:style-name="ce1">
            <text:p>2161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81.9669230769227" table:formula="of:=[.B8]+[.G8]" table:style-name="ce1">
            <text:p>2881.966923</text:p>
          </table:table-cell>
          <table:table-cell office:value-type="float" office:value="720.96692307692274" table:formula="of:=[.H8]-[.D8]" table:style-name="ce1">
            <text:p>720.9669231</text:p>
          </table:table-cell>
          <table:table-cell office:value-type="float" office:value="2244.0769230769229" table:formula="of:=[.H8]-[.C8]" table:style-name="ce1">
            <text:p>2244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1</text:p>
          </table:table-cell>
          <table:table-cell office:value-type="float" office:value="2804.19" table:style-name="ce1">
            <text:p>2804.19</text:p>
          </table:table-cell>
          <table:table-cell office:value-type="float" office:value="609.19000000000005" table:formula="of:=[.B9]-[.D9]" table:style-name="ce1">
            <text:p>609.19</text:p>
          </table:table-cell>
          <table:table-cell office:value-type="float" office:value="2195" table:style-name="ce1">
            <text:p>2195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87.2669230769229" table:formula="of:=[.B9]+[.G9]" table:style-name="ce1">
            <text:p>2887.266923</text:p>
          </table:table-cell>
          <table:table-cell office:value-type="float" office:value="692.26692307692292" table:formula="of:=[.H9]-[.D9]" table:style-name="ce1">
            <text:p>692.2669231</text:p>
          </table:table-cell>
          <table:table-cell office:value-type="float" office:value="2278.0769230769229" table:formula="of:=[.H9]-[.C9]" table:style-name="ce1">
            <text:p>2278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2</text:p>
          </table:table-cell>
          <table:table-cell office:value-type="float" office:value="2810.37" table:style-name="ce1">
            <text:p>2810.37</text:p>
          </table:table-cell>
          <table:table-cell office:value-type="float" office:value="605.36999999999989" table:formula="of:=[.B10]-[.D10]" table:style-name="ce1">
            <text:p>605.37</text:p>
          </table:table-cell>
          <table:table-cell office:value-type="float" office:value="2205" table:style-name="ce1">
            <text:p>2205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93.4469230769228" table:formula="of:=[.B10]+[.G10]" table:style-name="ce1">
            <text:p>2893.446923</text:p>
          </table:table-cell>
          <table:table-cell office:value-type="float" office:value="688.44692307692276" table:formula="of:=[.H10]-[.D10]" table:style-name="ce1">
            <text:p>688.4469231</text:p>
          </table:table-cell>
          <table:table-cell office:value-type="float" office:value="2288.0769230769229" table:formula="of:=[.H10]-[.C10]" table:style-name="ce1">
            <text:p>2288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3</text:p>
          </table:table-cell>
          <table:table-cell office:value-type="float" office:value="2806.95" table:style-name="ce1">
            <text:p>2806.95</text:p>
          </table:table-cell>
          <table:table-cell office:value-type="float" office:value="598.94999999999982" table:formula="of:=[.B11]-[.D11]" table:style-name="ce1">
            <text:p>598.95</text:p>
          </table:table-cell>
          <table:table-cell office:value-type="float" office:value="2208" table:style-name="ce1">
            <text:p>2208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90.0269230769227" table:formula="of:=[.B11]+[.G11]" table:style-name="ce1">
            <text:p>2890.026923</text:p>
          </table:table-cell>
          <table:table-cell office:value-type="float" office:value="682.02692307692269" table:formula="of:=[.H11]-[.D11]" table:style-name="ce1">
            <text:p>682.0269231</text:p>
          </table:table-cell>
          <table:table-cell office:value-type="float" office:value="2291.0769230769229" table:formula="of:=[.H11]-[.C11]" table:style-name="ce1">
            <text:p>2291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4</text:p>
          </table:table-cell>
          <table:table-cell office:value-type="float" office:value="2802.59" table:style-name="ce1">
            <text:p>2802.59</text:p>
          </table:table-cell>
          <table:table-cell office:value-type="float" office:value="581.59000000000015" table:formula="of:=[.B12]-[.D12]" table:style-name="ce1">
            <text:p>581.59</text:p>
          </table:table-cell>
          <table:table-cell office:value-type="float" office:value="2221" table:style-name="ce1">
            <text:p>2221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85.666923076923" table:formula="of:=[.B12]+[.G12]" table:style-name="ce1">
            <text:p>2885.666923</text:p>
          </table:table-cell>
          <table:table-cell office:value-type="float" office:value="664.66692307692301" table:formula="of:=[.H12]-[.D12]" table:style-name="ce1">
            <text:p>664.6669231</text:p>
          </table:table-cell>
          <table:table-cell office:value-type="float" office:value="2304.0769230769229" table:formula="of:=[.H12]-[.C12]" table:style-name="ce1">
            <text:p>2304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5</text:p>
          </table:table-cell>
          <table:table-cell office:value-type="float" office:value="2813.46" table:style-name="ce1">
            <text:p>2813.46</text:p>
          </table:table-cell>
          <table:table-cell office:value-type="float" office:value="590.46" table:formula="of:=[.B13]-[.D13]" table:style-name="ce1">
            <text:p>590.46</text:p>
          </table:table-cell>
          <table:table-cell office:value-type="float" office:value="2223" table:style-name="ce1">
            <text:p>2223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896.5369230769229" table:formula="of:=[.B13]+[.G13]" table:style-name="ce1">
            <text:p>2896.536923</text:p>
          </table:table-cell>
          <table:table-cell office:value-type="float" office:value="673.5369230769229" table:formula="of:=[.H13]-[.D13]" table:style-name="ce1">
            <text:p>673.5369231</text:p>
          </table:table-cell>
          <table:table-cell office:value-type="float" office:value="2306.0769230769229" table:formula="of:=[.H13]-[.C13]" table:style-name="ce1">
            <text:p>2306.0769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W6</text:p>
          </table:table-cell>
          <table:table-cell office:value-type="float" office:value="2820.27" table:style-name="ce1">
            <text:p>2820.27</text:p>
          </table:table-cell>
          <table:table-cell office:value-type="float" office:value="594.27" table:formula="of:=[.B14]-[.D14]" table:style-name="ce1">
            <text:p>594.27</text:p>
          </table:table-cell>
          <table:table-cell office:value-type="float" office:value="2226" table:style-name="ce1">
            <text:p>2226</text:p>
          </table:table-cell>
          <table:table-cell table:number-columns-repeated="2" table:style-name="ce1"/>
          <table:table-cell office:value-type="float" office:value="83.07692307692308" table:formula="of:=36*144/62.4" table:style-name="ce1">
            <text:p>83.07692308</text:p>
          </table:table-cell>
          <table:table-cell office:value-type="float" office:value="2903.3469230769228" table:formula="of:=[.B14]+[.G14]" table:style-name="ce1">
            <text:p>2903.346923</text:p>
          </table:table-cell>
          <table:table-cell office:value-type="float" office:value="677.34692307692285" table:formula="of:=[.H14]-[.D14]" table:style-name="ce1">
            <text:p>677.3469231</text:p>
          </table:table-cell>
          <table:table-cell office:value-type="float" office:value="2309.0769230769229" table:formula="of:=[.H14]-[.C14]" table:style-name="ce1">
            <text:p>2309.076923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4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;ID<text:s text:c="14"/></text:p>
          </table:table-cell>
          <table:table-cell office:value-type="string" table:style-name="ce1">
            <text:p>Elev<text:s text:c="8"/></text:p>
          </table:table-cell>
          <table:table-cell office:value-type="string" table:style-name="ce1">
            <text:p>Demand<text:s text:c="6"/></text:p>
          </table:table-cell>
          <table:table-cell office:value-type="string" table:style-name="ce1">
            <text:p>Pattern<text:s text:c="9"/></text:p>
          </table:table-cell>
          <table:table-cell table:number-columns-repeated="2" table:style-name="ce1"/>
          <table:table-cell office:value-type="string" office:string-value=";ID              " table:formula="of:=[.A1]" table:style-name="ce1">
            <text:p>;ID<text:s text:c="14"/></text:p>
          </table:table-cell>
          <table:table-cell office:value-type="string" office:string-value="Elev        " table:formula="of:=[.B1]" table:style-name="ce1">
            <text:p>Elev<text:s text:c="8"/></text:p>
          </table:table-cell>
          <table:table-cell office:value-type="string" office:string-value="Demand      " table:formula="of:=[.C1]" table:style-name="ce1">
            <text:p>Demand<text:s text:c="6"/></text:p>
          </table:table-cell>
          <table:table-cell office:value-type="string" office:string-value="Pattern         " table:formula="of:=[.D1]" table:style-name="ce1">
            <text:p>Pattern<text:s text:c="9"/></text:p>
          </table:table-cell>
          <table:table-cell office:value-type="float" office:value="0" table:formula="of:=[.E1]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8<text:s text:c="14"/></text:p>
          </table:table-cell>
          <table:table-cell office:value-type="float" office:value="2793.06" table:style-name="ce1">
            <text:p>2793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8              " table:formula="of:=[.A2]" table:style-name="ce1">
            <text:p><text:s/>J8<text:s text:c="14"/></text:p>
          </table:table-cell>
          <table:table-cell office:value-type="float" office:value="2633.06" table:formula="of:=[.B2]-160" table:style-name="ce1">
            <text:p>2633.06</text:p>
          </table:table-cell>
          <table:table-cell office:value-type="float" office:value="0" table:formula="of:=[.C2]" table:style-name="ce1">
            <text:p>0</text:p>
          </table:table-cell>
          <table:table-cell office:value-type="string" office:string-value="                " table:formula="of:=[.D2]" table:style-name="ce1">
            <text:p><text:s text:c="16"/></text:p>
          </table:table-cell>
          <table:table-cell office:value-type="string" office:string-value=";" table:formula="of:=[.E2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9<text:s text:c="14"/></text:p>
          </table:table-cell>
          <table:table-cell office:value-type="float" office:value="2790" table:style-name="ce1">
            <text:p>27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9              " table:formula="of:=[.A3]" table:style-name="ce1">
            <text:p><text:s/>J9<text:s text:c="14"/></text:p>
          </table:table-cell>
          <table:table-cell office:value-type="float" office:value="2630" table:formula="of:=[.B3]-160" table:style-name="ce1">
            <text:p>2630</text:p>
          </table:table-cell>
          <table:table-cell office:value-type="float" office:value="0" table:formula="of:=[.C3]" table:style-name="ce1">
            <text:p>0</text:p>
          </table:table-cell>
          <table:table-cell office:value-type="string" office:string-value="                " table:formula="of:=[.D3]" table:style-name="ce1">
            <text:p><text:s text:c="16"/></text:p>
          </table:table-cell>
          <table:table-cell office:value-type="string" office:string-value=";" table:formula="of:=[.E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7<text:s text:c="14"/></text:p>
          </table:table-cell>
          <table:table-cell office:value-type="float" office:value="2787" table:style-name="ce1">
            <text:p>27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7              " table:formula="of:=[.A4]" table:style-name="ce1">
            <text:p><text:s/>J7<text:s text:c="14"/></text:p>
          </table:table-cell>
          <table:table-cell office:value-type="float" office:value="2627" table:formula="of:=[.B4]-160" table:style-name="ce1">
            <text:p>2627</text:p>
          </table:table-cell>
          <table:table-cell office:value-type="float" office:value="0" table:formula="of:=[.C4]" table:style-name="ce1">
            <text:p>0</text:p>
          </table:table-cell>
          <table:table-cell office:value-type="string" office:string-value="                " table:formula="of:=[.D4]" table:style-name="ce1">
            <text:p><text:s text:c="16"/></text:p>
          </table:table-cell>
          <table:table-cell office:value-type="string" office:string-value=";" table:formula="of:=[.E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TERMINAL<text:s text:c="8"/></text:p>
          </table:table-cell>
          <table:table-cell office:value-type="float" office:value="2791.25" table:style-name="ce1">
            <text:p>2791.25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TERMINAL        " table:formula="of:=[.A5]" table:style-name="ce1">
            <text:p><text:s/>TERMINAL<text:s text:c="8"/></text:p>
          </table:table-cell>
          <table:table-cell office:value-type="float" office:value="2631.25" table:formula="of:=[.B5]-160" table:style-name="ce1">
            <text:p>2631.25</text:p>
          </table:table-cell>
          <table:table-cell office:value-type="float" office:value="2100" table:formula="of:=[.C5]" table:style-name="ce1">
            <text:p>2100</text:p>
          </table:table-cell>
          <table:table-cell office:value-type="string" office:string-value="                " table:formula="of:=[.D5]" table:style-name="ce1">
            <text:p><text:s text:c="16"/></text:p>
          </table:table-cell>
          <table:table-cell office:value-type="string" office:string-value=";" table:formula="of:=[.E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4<text:s text:c="14"/></text:p>
          </table:table-cell>
          <table:table-cell office:value-type="float" office:value="2791.2" table:style-name="ce1">
            <text:p>279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4              " table:formula="of:=[.A6]" table:style-name="ce1">
            <text:p><text:s/>J4<text:s text:c="14"/></text:p>
          </table:table-cell>
          <table:table-cell office:value-type="float" office:value="2631.2" table:formula="of:=[.B6]-160" table:style-name="ce1">
            <text:p>2631.2</text:p>
          </table:table-cell>
          <table:table-cell office:value-type="float" office:value="0" table:formula="of:=[.C6]" table:style-name="ce1">
            <text:p>0</text:p>
          </table:table-cell>
          <table:table-cell office:value-type="string" office:string-value="                " table:formula="of:=[.D6]" table:style-name="ce1">
            <text:p><text:s text:c="16"/></text:p>
          </table:table-cell>
          <table:table-cell office:value-type="string" office:string-value=";" table:formula="of:=[.E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3<text:s text:c="14"/></text:p>
          </table:table-cell>
          <table:table-cell office:value-type="float" office:value="2792.39" table:style-name="ce1">
            <text:p>2792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3              " table:formula="of:=[.A7]" table:style-name="ce1">
            <text:p><text:s/>J3<text:s text:c="14"/></text:p>
          </table:table-cell>
          <table:table-cell office:value-type="float" office:value="2632.39" table:formula="of:=[.B7]-160" table:style-name="ce1">
            <text:p>2632.39</text:p>
          </table:table-cell>
          <table:table-cell office:value-type="float" office:value="0" table:formula="of:=[.C7]" table:style-name="ce1">
            <text:p>0</text:p>
          </table:table-cell>
          <table:table-cell office:value-type="string" office:string-value="                " table:formula="of:=[.D7]" table:style-name="ce1">
            <text:p><text:s text:c="16"/></text:p>
          </table:table-cell>
          <table:table-cell office:value-type="string" office:string-value=";" table:formula="of:=[.E7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2<text:s text:c="14"/></text:p>
          </table:table-cell>
          <table:table-cell office:value-type="float" office:value="2799.3" table:style-name="ce1">
            <text:p>2799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2              " table:formula="of:=[.A8]" table:style-name="ce1">
            <text:p><text:s/>J2<text:s text:c="14"/></text:p>
          </table:table-cell>
          <table:table-cell office:value-type="float" office:value="2639.3" table:formula="of:=[.B8]-160" table:style-name="ce1">
            <text:p>2639.3</text:p>
          </table:table-cell>
          <table:table-cell office:value-type="float" office:value="0" table:formula="of:=[.C8]" table:style-name="ce1">
            <text:p>0</text:p>
          </table:table-cell>
          <table:table-cell office:value-type="string" office:string-value="                " table:formula="of:=[.D8]" table:style-name="ce1">
            <text:p><text:s text:c="16"/></text:p>
          </table:table-cell>
          <table:table-cell office:value-type="string" office:string-value=";" table:formula="of:=[.E8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1<text:s text:c="14"/></text:p>
          </table:table-cell>
          <table:table-cell office:value-type="float" office:value="2801.93" table:style-name="ce1">
            <text:p>2801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1              " table:formula="of:=[.A9]" table:style-name="ce1">
            <text:p><text:s/>J1<text:s text:c="14"/></text:p>
          </table:table-cell>
          <table:table-cell office:value-type="float" office:value="2641.93" table:formula="of:=[.B9]-160" table:style-name="ce1">
            <text:p>2641.93</text:p>
          </table:table-cell>
          <table:table-cell office:value-type="float" office:value="0" table:formula="of:=[.C9]" table:style-name="ce1">
            <text:p>0</text:p>
          </table:table-cell>
          <table:table-cell office:value-type="string" office:string-value="                " table:formula="of:=[.D9]" table:style-name="ce1">
            <text:p><text:s text:c="16"/></text:p>
          </table:table-cell>
          <table:table-cell office:value-type="string" office:string-value=";" table:formula="of:=[.E9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5FCV<text:s text:c="9"/></text:p>
          </table:table-cell>
          <table:table-cell office:value-type="float" office:value="2805.21" table:style-name="ce1">
            <text:p>2805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5W5FCV         " table:formula="of:=[.A10]" table:style-name="ce1">
            <text:p><text:s/>25W5FCV<text:s text:c="9"/></text:p>
          </table:table-cell>
          <table:table-cell office:value-type="float" office:value="2645.21" table:formula="of:=[.B10]-160" table:style-name="ce1">
            <text:p>2645.21</text:p>
          </table:table-cell>
          <table:table-cell office:value-type="float" office:value="0" table:formula="of:=[.C10]" table:style-name="ce1">
            <text:p>0</text:p>
          </table:table-cell>
          <table:table-cell office:value-type="string" office:string-value="                " table:formula="of:=[.D10]" table:style-name="ce1">
            <text:p><text:s text:c="16"/></text:p>
          </table:table-cell>
          <table:table-cell office:value-type="string" office:string-value=";" table:formula="of:=[.E10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1<text:s text:c="12"/></text:p>
          </table:table-cell>
          <table:table-cell office:value-type="float" office:value="2798.89" table:style-name="ce1">
            <text:p>2798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5W1            " table:formula="of:=[.A11]" table:style-name="ce1">
            <text:p><text:s/>25W1<text:s text:c="12"/></text:p>
          </table:table-cell>
          <table:table-cell office:value-type="float" office:value="2638.89" table:formula="of:=[.B11]-160" table:style-name="ce1">
            <text:p>2638.89</text:p>
          </table:table-cell>
          <table:table-cell office:value-type="float" office:value="0" table:formula="of:=[.C11]" table:style-name="ce1">
            <text:p>0</text:p>
          </table:table-cell>
          <table:table-cell office:value-type="string" office:string-value="                " table:formula="of:=[.D11]" table:style-name="ce1">
            <text:p><text:s text:c="16"/></text:p>
          </table:table-cell>
          <table:table-cell office:value-type="string" office:string-value=";" table:formula="of:=[.E11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2FCV<text:s text:c="9"/></text:p>
          </table:table-cell>
          <table:table-cell office:value-type="float" office:value="2796.07" table:style-name="ce1">
            <text:p>2796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5W2FCV         " table:formula="of:=[.A12]" table:style-name="ce1">
            <text:p><text:s/>25W2FCV<text:s text:c="9"/></text:p>
          </table:table-cell>
          <table:table-cell office:value-type="float" office:value="2636.07" table:formula="of:=[.B12]-160" table:style-name="ce1">
            <text:p>2636.07</text:p>
          </table:table-cell>
          <table:table-cell office:value-type="float" office:value="0" table:formula="of:=[.C12]" table:style-name="ce1">
            <text:p>0</text:p>
          </table:table-cell>
          <table:table-cell office:value-type="string" office:string-value="                " table:formula="of:=[.D12]" table:style-name="ce1">
            <text:p><text:s text:c="16"/></text:p>
          </table:table-cell>
          <table:table-cell office:value-type="string" office:string-value=";" table:formula="of:=[.E12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1<text:s text:c="12"/></text:p>
          </table:table-cell>
          <table:table-cell office:value-type="float" office:value="2804.19" table:style-name="ce1">
            <text:p>2804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1            " table:formula="of:=[.A13]" table:style-name="ce1">
            <text:p><text:s/>30W1<text:s text:c="12"/></text:p>
          </table:table-cell>
          <table:table-cell office:value-type="float" office:value="2644.19" table:formula="of:=[.B13]-160" table:style-name="ce1">
            <text:p>2644.19</text:p>
          </table:table-cell>
          <table:table-cell office:value-type="float" office:value="0" table:formula="of:=[.C13]" table:style-name="ce1">
            <text:p>0</text:p>
          </table:table-cell>
          <table:table-cell office:value-type="string" office:string-value="                " table:formula="of:=[.D13]" table:style-name="ce1">
            <text:p><text:s text:c="16"/></text:p>
          </table:table-cell>
          <table:table-cell office:value-type="string" office:string-value=";" table:formula="of:=[.E1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3<text:s text:c="12"/></text:p>
          </table:table-cell>
          <table:table-cell office:value-type="float" office:value="2806.95" table:style-name="ce1">
            <text:p>2806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3            " table:formula="of:=[.A14]" table:style-name="ce1">
            <text:p><text:s/>30W3<text:s text:c="12"/></text:p>
          </table:table-cell>
          <table:table-cell office:value-type="float" office:value="2646.95" table:formula="of:=[.B14]-160" table:style-name="ce1">
            <text:p>2646.95</text:p>
          </table:table-cell>
          <table:table-cell office:value-type="float" office:value="0" table:formula="of:=[.C14]" table:style-name="ce1">
            <text:p>0</text:p>
          </table:table-cell>
          <table:table-cell office:value-type="string" office:string-value="                " table:formula="of:=[.D14]" table:style-name="ce1">
            <text:p><text:s text:c="16"/></text:p>
          </table:table-cell>
          <table:table-cell office:value-type="string" office:string-value=";" table:formula="of:=[.E1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5<text:s text:c="12"/></text:p>
          </table:table-cell>
          <table:table-cell office:value-type="float" office:value="2813.46" table:style-name="ce1">
            <text:p>2813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5            " table:formula="of:=[.A15]" table:style-name="ce1">
            <text:p><text:s/>30W5<text:s text:c="12"/></text:p>
          </table:table-cell>
          <table:table-cell office:value-type="float" office:value="2653.46" table:formula="of:=[.B15]-160" table:style-name="ce1">
            <text:p>2653.46</text:p>
          </table:table-cell>
          <table:table-cell office:value-type="float" office:value="0" table:formula="of:=[.C15]" table:style-name="ce1">
            <text:p>0</text:p>
          </table:table-cell>
          <table:table-cell office:value-type="string" office:string-value="                " table:formula="of:=[.D15]" table:style-name="ce1">
            <text:p><text:s text:c="16"/></text:p>
          </table:table-cell>
          <table:table-cell office:value-type="string" office:string-value=";" table:formula="of:=[.E1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4<text:s text:c="12"/></text:p>
          </table:table-cell>
          <table:table-cell office:value-type="float" office:value="2802.59" table:style-name="ce1">
            <text:p>2802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4            " table:formula="of:=[.A16]" table:style-name="ce1">
            <text:p><text:s/>30W4<text:s text:c="12"/></text:p>
          </table:table-cell>
          <table:table-cell office:value-type="float" office:value="2642.59" table:formula="of:=[.B16]-160" table:style-name="ce1">
            <text:p>2642.59</text:p>
          </table:table-cell>
          <table:table-cell office:value-type="float" office:value="0" table:formula="of:=[.C16]" table:style-name="ce1">
            <text:p>0</text:p>
          </table:table-cell>
          <table:table-cell office:value-type="string" office:string-value="                " table:formula="of:=[.D16]" table:style-name="ce1">
            <text:p><text:s text:c="16"/></text:p>
          </table:table-cell>
          <table:table-cell office:value-type="string" office:string-value=";" table:formula="of:=[.E1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6<text:s text:c="12"/></text:p>
          </table:table-cell>
          <table:table-cell office:value-type="float" office:value="2820.27" table:style-name="ce1">
            <text:p>282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6            " table:formula="of:=[.A17]" table:style-name="ce1">
            <text:p><text:s/>30W6<text:s text:c="12"/></text:p>
          </table:table-cell>
          <table:table-cell office:value-type="float" office:value="2660.27" table:formula="of:=[.B17]-160" table:style-name="ce1">
            <text:p>2660.27</text:p>
          </table:table-cell>
          <table:table-cell office:value-type="float" office:value="0" table:formula="of:=[.C17]" table:style-name="ce1">
            <text:p>0</text:p>
          </table:table-cell>
          <table:table-cell office:value-type="string" office:string-value="                " table:formula="of:=[.D17]" table:style-name="ce1">
            <text:p><text:s text:c="16"/></text:p>
          </table:table-cell>
          <table:table-cell office:value-type="string" office:string-value=";" table:formula="of:=[.E17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6<text:s text:c="14"/></text:p>
          </table:table-cell>
          <table:table-cell office:value-type="float" office:value="2812.2" table:style-name="ce1">
            <text:p>2812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6              " table:formula="of:=[.A18]" table:style-name="ce1">
            <text:p><text:s/>J6<text:s text:c="14"/></text:p>
          </table:table-cell>
          <table:table-cell office:value-type="float" office:value="2652.2" table:formula="of:=[.B18]-160" table:style-name="ce1">
            <text:p>2652.2</text:p>
          </table:table-cell>
          <table:table-cell office:value-type="float" office:value="0" table:formula="of:=[.C18]" table:style-name="ce1">
            <text:p>0</text:p>
          </table:table-cell>
          <table:table-cell office:value-type="string" office:string-value="                " table:formula="of:=[.D18]" table:style-name="ce1">
            <text:p><text:s text:c="16"/></text:p>
          </table:table-cell>
          <table:table-cell office:value-type="string" office:string-value=";" table:formula="of:=[.E18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J5<text:s text:c="14"/></text:p>
          </table:table-cell>
          <table:table-cell office:value-type="float" office:value="806.2" table:style-name="ce1">
            <text:p>806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J5              " table:formula="of:=[.A19]" table:style-name="ce1">
            <text:p><text:s/>J5<text:s text:c="14"/></text:p>
          </table:table-cell>
          <table:table-cell office:value-type="float" office:value="646.20000000000005" table:formula="of:=[.B19]-160" table:style-name="ce1">
            <text:p>646.2</text:p>
          </table:table-cell>
          <table:table-cell office:value-type="float" office:value="0" table:formula="of:=[.C19]" table:style-name="ce1">
            <text:p>0</text:p>
          </table:table-cell>
          <table:table-cell office:value-type="string" office:string-value="                " table:formula="of:=[.D19]" table:style-name="ce1">
            <text:p><text:s text:c="16"/></text:p>
          </table:table-cell>
          <table:table-cell office:value-type="string" office:string-value=";" table:formula="of:=[.E19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2<text:s text:c="12"/></text:p>
          </table:table-cell>
          <table:table-cell office:value-type="float" office:value="2810.37" table:style-name="ce1">
            <text:p>2810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2            " table:formula="of:=[.A20]" table:style-name="ce1">
            <text:p><text:s/>30W2<text:s text:c="12"/></text:p>
          </table:table-cell>
          <table:table-cell office:value-type="float" office:value="2650.37" table:formula="of:=[.B20]-160" table:style-name="ce1">
            <text:p>2650.37</text:p>
          </table:table-cell>
          <table:table-cell office:value-type="float" office:value="0" table:formula="of:=[.C20]" table:style-name="ce1">
            <text:p>0</text:p>
          </table:table-cell>
          <table:table-cell office:value-type="string" office:string-value="                " table:formula="of:=[.D20]" table:style-name="ce1">
            <text:p><text:s text:c="16"/></text:p>
          </table:table-cell>
          <table:table-cell office:value-type="string" office:string-value=";" table:formula="of:=[.E20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99" table:style-name="ce1">
            <text:p>25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2" table:formula="of:=[.A21]" table:style-name="ce1">
            <text:p>2</text:p>
          </table:table-cell>
          <table:table-cell office:value-type="float" office:value="2439" table:formula="of:=[.B21]-160" table:style-name="ce1">
            <text:p>2439</text:p>
          </table:table-cell>
          <table:table-cell office:value-type="float" office:value="0" table:formula="of:=[.C21]" table:style-name="ce1">
            <text:p>0</text:p>
          </table:table-cell>
          <table:table-cell office:value-type="string" office:string-value="                " table:formula="of:=[.D21]" table:style-name="ce1">
            <text:p><text:s text:c="16"/></text:p>
          </table:table-cell>
          <table:table-cell office:value-type="string" office:string-value=";" table:formula="of:=[.E21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90" table:style-name="ce1">
            <text:p>25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3" table:formula="of:=[.A22]" table:style-name="ce1">
            <text:p>3</text:p>
          </table:table-cell>
          <table:table-cell office:value-type="float" office:value="2430" table:formula="of:=[.B22]-160" table:style-name="ce1">
            <text:p>2430</text:p>
          </table:table-cell>
          <table:table-cell office:value-type="float" office:value="0" table:formula="of:=[.C22]" table:style-name="ce1">
            <text:p>0</text:p>
          </table:table-cell>
          <table:table-cell office:value-type="string" office:string-value="                " table:formula="of:=[.D22]" table:style-name="ce1">
            <text:p><text:s text:c="16"/></text:p>
          </table:table-cell>
          <table:table-cell office:value-type="string" office:string-value=";" table:formula="of:=[.E22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90" table:style-name="ce1">
            <text:p>25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4" table:formula="of:=[.A23]" table:style-name="ce1">
            <text:p>4</text:p>
          </table:table-cell>
          <table:table-cell office:value-type="float" office:value="2430" table:formula="of:=[.B23]-160" table:style-name="ce1">
            <text:p>2430</text:p>
          </table:table-cell>
          <table:table-cell office:value-type="float" office:value="0" table:formula="of:=[.C23]" table:style-name="ce1">
            <text:p>0</text:p>
          </table:table-cell>
          <table:table-cell office:value-type="string" office:string-value="                " table:formula="of:=[.D23]" table:style-name="ce1">
            <text:p><text:s text:c="16"/></text:p>
          </table:table-cell>
          <table:table-cell office:value-type="string" office:string-value=";" table:formula="of:=[.E2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72" table:style-name="ce1">
            <text:p>25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5" table:formula="of:=[.A24]" table:style-name="ce1">
            <text:p>5</text:p>
          </table:table-cell>
          <table:table-cell office:value-type="float" office:value="2412" table:formula="of:=[.B24]-160" table:style-name="ce1">
            <text:p>2412</text:p>
          </table:table-cell>
          <table:table-cell office:value-type="float" office:value="0" table:formula="of:=[.C24]" table:style-name="ce1">
            <text:p>0</text:p>
          </table:table-cell>
          <table:table-cell office:value-type="string" office:string-value="                " table:formula="of:=[.D24]" table:style-name="ce1">
            <text:p><text:s text:c="16"/></text:p>
          </table:table-cell>
          <table:table-cell office:value-type="string" office:string-value=";" table:formula="of:=[.E2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67" table:style-name="ce1">
            <text:p>25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6" table:formula="of:=[.A25]" table:style-name="ce1">
            <text:p>6</text:p>
          </table:table-cell>
          <table:table-cell office:value-type="float" office:value="2407" table:formula="of:=[.B25]-160" table:style-name="ce1">
            <text:p>2407</text:p>
          </table:table-cell>
          <table:table-cell office:value-type="float" office:value="0" table:formula="of:=[.C25]" table:style-name="ce1">
            <text:p>0</text:p>
          </table:table-cell>
          <table:table-cell office:value-type="string" office:string-value="                " table:formula="of:=[.D25]" table:style-name="ce1">
            <text:p><text:s text:c="16"/></text:p>
          </table:table-cell>
          <table:table-cell office:value-type="string" office:string-value=";" table:formula="of:=[.E2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72" table:style-name="ce1">
            <text:p>25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7" table:formula="of:=[.A26]" table:style-name="ce1">
            <text:p>7</text:p>
          </table:table-cell>
          <table:table-cell office:value-type="float" office:value="2412" table:formula="of:=[.B26]-160" table:style-name="ce1">
            <text:p>2412</text:p>
          </table:table-cell>
          <table:table-cell office:value-type="float" office:value="0" table:formula="of:=[.C26]" table:style-name="ce1">
            <text:p>0</text:p>
          </table:table-cell>
          <table:table-cell office:value-type="string" office:string-value="                " table:formula="of:=[.D26]" table:style-name="ce1">
            <text:p><text:s text:c="16"/></text:p>
          </table:table-cell>
          <table:table-cell office:value-type="string" office:string-value=";" table:formula="of:=[.E2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28" table:style-name="ce1">
            <text:p>26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8" table:formula="of:=[.A27]" table:style-name="ce1">
            <text:p>8</text:p>
          </table:table-cell>
          <table:table-cell office:value-type="float" office:value="2468" table:formula="of:=[.B27]-160" table:style-name="ce1">
            <text:p>2468</text:p>
          </table:table-cell>
          <table:table-cell office:value-type="float" office:value="0" table:formula="of:=[.C27]" table:style-name="ce1">
            <text:p>0</text:p>
          </table:table-cell>
          <table:table-cell office:value-type="string" office:string-value="                " table:formula="of:=[.D27]" table:style-name="ce1">
            <text:p><text:s text:c="16"/></text:p>
          </table:table-cell>
          <table:table-cell office:value-type="string" office:string-value=";" table:formula="of:=[.E27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34" table:style-name="ce1">
            <text:p>26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0" table:formula="of:=[.A28]" table:style-name="ce1">
            <text:p>10</text:p>
          </table:table-cell>
          <table:table-cell office:value-type="float" office:value="2474" table:formula="of:=[.B28]-160" table:style-name="ce1">
            <text:p>2474</text:p>
          </table:table-cell>
          <table:table-cell office:value-type="float" office:value="0" table:formula="of:=[.C28]" table:style-name="ce1">
            <text:p>0</text:p>
          </table:table-cell>
          <table:table-cell office:value-type="string" office:string-value="                " table:formula="of:=[.D28]" table:style-name="ce1">
            <text:p><text:s text:c="16"/></text:p>
          </table:table-cell>
          <table:table-cell office:value-type="string" office:string-value=";" table:formula="of:=[.E28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58" table:style-name="ce1">
            <text:p>26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1" table:formula="of:=[.A29]" table:style-name="ce1">
            <text:p>11</text:p>
          </table:table-cell>
          <table:table-cell office:value-type="float" office:value="2498" table:formula="of:=[.B29]-160" table:style-name="ce1">
            <text:p>2498</text:p>
          </table:table-cell>
          <table:table-cell office:value-type="float" office:value="0" table:formula="of:=[.C29]" table:style-name="ce1">
            <text:p>0</text:p>
          </table:table-cell>
          <table:table-cell office:value-type="string" office:string-value="                " table:formula="of:=[.D29]" table:style-name="ce1">
            <text:p><text:s text:c="16"/></text:p>
          </table:table-cell>
          <table:table-cell office:value-type="string" office:string-value=";" table:formula="of:=[.E29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70" table:style-name="ce1">
            <text:p>27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2" table:formula="of:=[.A30]" table:style-name="ce1">
            <text:p>12</text:p>
          </table:table-cell>
          <table:table-cell office:value-type="float" office:value="2610" table:formula="of:=[.B30]-160" table:style-name="ce1">
            <text:p>2610</text:p>
          </table:table-cell>
          <table:table-cell office:value-type="float" office:value="0" table:formula="of:=[.C30]" table:style-name="ce1">
            <text:p>0</text:p>
          </table:table-cell>
          <table:table-cell office:value-type="string" office:string-value="                " table:formula="of:=[.D30]" table:style-name="ce1">
            <text:p><text:s text:c="16"/></text:p>
          </table:table-cell>
          <table:table-cell office:value-type="string" office:string-value=";" table:formula="of:=[.E30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70" table:style-name="ce1">
            <text:p>27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3" table:formula="of:=[.A31]" table:style-name="ce1">
            <text:p>13</text:p>
          </table:table-cell>
          <table:table-cell office:value-type="float" office:value="2610" table:formula="of:=[.B31]-160" table:style-name="ce1">
            <text:p>2610</text:p>
          </table:table-cell>
          <table:table-cell office:value-type="float" office:value="0" table:formula="of:=[.C31]" table:style-name="ce1">
            <text:p>0</text:p>
          </table:table-cell>
          <table:table-cell office:value-type="string" office:string-value="                " table:formula="of:=[.D31]" table:style-name="ce1">
            <text:p><text:s text:c="16"/></text:p>
          </table:table-cell>
          <table:table-cell office:value-type="string" office:string-value=";" table:formula="of:=[.E31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35" table:style-name="ce1">
            <text:p>27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4" table:formula="of:=[.A32]" table:style-name="ce1">
            <text:p>14</text:p>
          </table:table-cell>
          <table:table-cell office:value-type="float" office:value="2575" table:formula="of:=[.B32]-160" table:style-name="ce1">
            <text:p>2575</text:p>
          </table:table-cell>
          <table:table-cell office:value-type="float" office:value="0" table:formula="of:=[.C32]" table:style-name="ce1">
            <text:p>0</text:p>
          </table:table-cell>
          <table:table-cell office:value-type="string" office:string-value="                " table:formula="of:=[.D32]" table:style-name="ce1">
            <text:p><text:s text:c="16"/></text:p>
          </table:table-cell>
          <table:table-cell office:value-type="string" office:string-value=";" table:formula="of:=[.E32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80" table:style-name="ce1">
            <text:p>27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6" table:formula="of:=[.A33]" table:style-name="ce1">
            <text:p>16</text:p>
          </table:table-cell>
          <table:table-cell office:value-type="float" office:value="2620" table:formula="of:=[.B33]-160" table:style-name="ce1">
            <text:p>2620</text:p>
          </table:table-cell>
          <table:table-cell office:value-type="float" office:value="0" table:formula="of:=[.C33]" table:style-name="ce1">
            <text:p>0</text:p>
          </table:table-cell>
          <table:table-cell office:value-type="string" office:string-value="                " table:formula="of:=[.D33]" table:style-name="ce1">
            <text:p><text:s text:c="16"/></text:p>
          </table:table-cell>
          <table:table-cell office:value-type="string" office:string-value=";" table:formula="of:=[.E3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80" table:style-name="ce1">
            <text:p>26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7" table:formula="of:=[.A34]" table:style-name="ce1">
            <text:p>17</text:p>
          </table:table-cell>
          <table:table-cell office:value-type="float" office:value="2520" table:formula="of:=[.B34]-160" table:style-name="ce1">
            <text:p>2520</text:p>
          </table:table-cell>
          <table:table-cell office:value-type="float" office:value="0" table:formula="of:=[.C34]" table:style-name="ce1">
            <text:p>0</text:p>
          </table:table-cell>
          <table:table-cell office:value-type="string" office:string-value="                " table:formula="of:=[.D34]" table:style-name="ce1">
            <text:p><text:s text:c="16"/></text:p>
          </table:table-cell>
          <table:table-cell office:value-type="string" office:string-value=";" table:formula="of:=[.E3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93" table:style-name="ce1">
            <text:p>27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8" table:formula="of:=[.A35]" table:style-name="ce1">
            <text:p>18</text:p>
          </table:table-cell>
          <table:table-cell office:value-type="float" office:value="2633" table:formula="of:=[.B35]-160" table:style-name="ce1">
            <text:p>2633</text:p>
          </table:table-cell>
          <table:table-cell office:value-type="float" office:value="0" table:formula="of:=[.C35]" table:style-name="ce1">
            <text:p>0</text:p>
          </table:table-cell>
          <table:table-cell office:value-type="string" office:string-value="                " table:formula="of:=[.D35]" table:style-name="ce1">
            <text:p><text:s text:c="16"/></text:p>
          </table:table-cell>
          <table:table-cell office:value-type="string" office:string-value=";" table:formula="of:=[.E3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94" table:style-name="ce1">
            <text:p>27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9" table:formula="of:=[.A36]" table:style-name="ce1">
            <text:p>19</text:p>
          </table:table-cell>
          <table:table-cell office:value-type="float" office:value="2634" table:formula="of:=[.B36]-160" table:style-name="ce1">
            <text:p>2634</text:p>
          </table:table-cell>
          <table:table-cell office:value-type="float" office:value="0" table:formula="of:=[.C36]" table:style-name="ce1">
            <text:p>0</text:p>
          </table:table-cell>
          <table:table-cell office:value-type="string" office:string-value="                " table:formula="of:=[.D36]" table:style-name="ce1">
            <text:p><text:s text:c="16"/></text:p>
          </table:table-cell>
          <table:table-cell office:value-type="string" office:string-value=";" table:formula="of:=[.E3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71" table:style-name="ce1">
            <text:p>27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20" table:formula="of:=[.A37]" table:style-name="ce1">
            <text:p>20</text:p>
          </table:table-cell>
          <table:table-cell office:value-type="float" office:value="2611" table:formula="of:=[.B37]-160" table:style-name="ce1">
            <text:p>2611</text:p>
          </table:table-cell>
          <table:table-cell office:value-type="float" office:value="0" table:formula="of:=[.C37]" table:style-name="ce1">
            <text:p>0</text:p>
          </table:table-cell>
          <table:table-cell office:value-type="string" office:string-value="                " table:formula="of:=[.D37]" table:style-name="ce1">
            <text:p><text:s text:c="16"/></text:p>
          </table:table-cell>
          <table:table-cell office:value-type="string" office:string-value=";" table:formula="of:=[.E37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65" table:style-name="ce1">
            <text:p>25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21" table:formula="of:=[.A38]" table:style-name="ce1">
            <text:p>21</text:p>
          </table:table-cell>
          <table:table-cell office:value-type="float" office:value="2405" table:formula="of:=[.B38]-160" table:style-name="ce1">
            <text:p>2405</text:p>
          </table:table-cell>
          <table:table-cell office:value-type="float" office:value="0" table:formula="of:=[.C38]" table:style-name="ce1">
            <text:p>0</text:p>
          </table:table-cell>
          <table:table-cell office:value-type="string" office:string-value="                " table:formula="of:=[.D38]" table:style-name="ce1">
            <text:p><text:s text:c="16"/></text:p>
          </table:table-cell>
          <table:table-cell office:value-type="string" office:string-value=";" table:formula="of:=[.E38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71" table:style-name="ce1">
            <text:p>25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22" table:formula="of:=[.A39]" table:style-name="ce1">
            <text:p>22</text:p>
          </table:table-cell>
          <table:table-cell office:value-type="float" office:value="2411" table:formula="of:=[.B39]-160" table:style-name="ce1">
            <text:p>2411</text:p>
          </table:table-cell>
          <table:table-cell office:value-type="float" office:value="0" table:formula="of:=[.C39]" table:style-name="ce1">
            <text:p>0</text:p>
          </table:table-cell>
          <table:table-cell office:value-type="string" office:string-value="                " table:formula="of:=[.D39]" table:style-name="ce1">
            <text:p><text:s text:c="16"/></text:p>
          </table:table-cell>
          <table:table-cell office:value-type="string" office:string-value=";" table:formula="of:=[.E39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81" table:style-name="ce1">
            <text:p>25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23" table:formula="of:=[.A40]" table:style-name="ce1">
            <text:p>23</text:p>
          </table:table-cell>
          <table:table-cell office:value-type="float" office:value="2421" table:formula="of:=[.B40]-160" table:style-name="ce1">
            <text:p>2421</text:p>
          </table:table-cell>
          <table:table-cell office:value-type="float" office:value="0" table:formula="of:=[.C40]" table:style-name="ce1">
            <text:p>0</text:p>
          </table:table-cell>
          <table:table-cell office:value-type="string" office:string-value="                " table:formula="of:=[.D40]" table:style-name="ce1">
            <text:p><text:s text:c="16"/></text:p>
          </table:table-cell>
          <table:table-cell office:value-type="string" office:string-value=";" table:formula="of:=[.E40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4FCV<text:s text:c="9"/></text:p>
          </table:table-cell>
          <table:table-cell office:value-type="float" office:value="2806" table:style-name="ce1">
            <text:p>28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5W4FCV         " table:formula="of:=[.A41]" table:style-name="ce1">
            <text:p><text:s/>25W4FCV<text:s text:c="9"/></text:p>
          </table:table-cell>
          <table:table-cell office:value-type="float" office:value="2646" table:formula="of:=[.B41]-160" table:style-name="ce1">
            <text:p>2646</text:p>
          </table:table-cell>
          <table:table-cell office:value-type="float" office:value="0" table:formula="of:=[.C41]" table:style-name="ce1">
            <text:p>0</text:p>
          </table:table-cell>
          <table:table-cell office:value-type="string" office:string-value="                " table:formula="of:=[.D41]" table:style-name="ce1">
            <text:p><text:s text:c="16"/></text:p>
          </table:table-cell>
          <table:table-cell office:value-type="string" office:string-value=";" table:formula="of:=[.E41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3FCV<text:s text:c="9"/></text:p>
          </table:table-cell>
          <table:table-cell office:value-type="float" office:value="2804.14" table:style-name="ce1">
            <text:p>2804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25W3FCV</text:p>
          </table:table-cell>
          <table:table-cell table:style-name="ce1"/>
          <table:table-cell office:value-type="string" office:string-value=" 25W3FCV         " table:formula="of:=[.A42]" table:style-name="ce1">
            <text:p><text:s/>25W3FCV<text:s text:c="9"/></text:p>
          </table:table-cell>
          <table:table-cell office:value-type="float" office:value="2644.14" table:formula="of:=[.B42]-160" table:style-name="ce1">
            <text:p>2644.14</text:p>
          </table:table-cell>
          <table:table-cell office:value-type="float" office:value="0" table:formula="of:=[.C42]" table:style-name="ce1">
            <text:p>0</text:p>
          </table:table-cell>
          <table:table-cell office:value-type="string" office:string-value="                " table:formula="of:=[.D42]" table:style-name="ce1">
            <text:p><text:s text:c="16"/></text:p>
          </table:table-cell>
          <table:table-cell office:value-type="string" office:string-value=";25W3FCV" table:formula="of:=[.E42]" table:style-name="ce1">
            <text:p>;25W3FCV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1FCV<text:s text:c="9"/></text:p>
          </table:table-cell>
          <table:table-cell office:value-type="float" office:value="2804.19" table:style-name="ce1">
            <text:p>2804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1FCV         " table:formula="of:=[.A43]" table:style-name="ce1">
            <text:p><text:s/>30W1FCV<text:s text:c="9"/></text:p>
          </table:table-cell>
          <table:table-cell office:value-type="float" office:value="2644.19" table:formula="of:=[.B43]-160" table:style-name="ce1">
            <text:p>2644.19</text:p>
          </table:table-cell>
          <table:table-cell office:value-type="float" office:value="0" table:formula="of:=[.C43]" table:style-name="ce1">
            <text:p>0</text:p>
          </table:table-cell>
          <table:table-cell office:value-type="string" office:string-value="                " table:formula="of:=[.D43]" table:style-name="ce1">
            <text:p><text:s text:c="16"/></text:p>
          </table:table-cell>
          <table:table-cell office:value-type="string" office:string-value=";" table:formula="of:=[.E4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5W1FCV<text:s text:c="9"/></text:p>
          </table:table-cell>
          <table:table-cell office:value-type="float" office:value="2798.89" table:style-name="ce1">
            <text:p>2798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5W1FCV         " table:formula="of:=[.A44]" table:style-name="ce1">
            <text:p><text:s/>25W1FCV<text:s text:c="9"/></text:p>
          </table:table-cell>
          <table:table-cell office:value-type="float" office:value="2638.89" table:formula="of:=[.B44]-160" table:style-name="ce1">
            <text:p>2638.89</text:p>
          </table:table-cell>
          <table:table-cell office:value-type="float" office:value="0" table:formula="of:=[.C44]" table:style-name="ce1">
            <text:p>0</text:p>
          </table:table-cell>
          <table:table-cell office:value-type="string" office:string-value="                " table:formula="of:=[.D44]" table:style-name="ce1">
            <text:p><text:s text:c="16"/></text:p>
          </table:table-cell>
          <table:table-cell office:value-type="string" office:string-value=";" table:formula="of:=[.E4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4W1FCV<text:s text:c="9"/></text:p>
          </table:table-cell>
          <table:table-cell office:value-type="float" office:value="2787.49" table:style-name="ce1">
            <text:p>2787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4W1FCV         " table:formula="of:=[.A45]" table:style-name="ce1">
            <text:p><text:s/>24W1FCV<text:s text:c="9"/></text:p>
          </table:table-cell>
          <table:table-cell office:value-type="float" office:value="2627.49" table:formula="of:=[.B45]-160" table:style-name="ce1">
            <text:p>2627.49</text:p>
          </table:table-cell>
          <table:table-cell office:value-type="float" office:value="0" table:formula="of:=[.C45]" table:style-name="ce1">
            <text:p>0</text:p>
          </table:table-cell>
          <table:table-cell office:value-type="string" office:string-value="                " table:formula="of:=[.D45]" table:style-name="ce1">
            <text:p><text:s text:c="16"/></text:p>
          </table:table-cell>
          <table:table-cell office:value-type="string" office:string-value=";" table:formula="of:=[.E4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4W2FCV<text:s text:c="9"/></text:p>
          </table:table-cell>
          <table:table-cell office:value-type="float" office:value="2781.53" table:style-name="ce1">
            <text:p>2781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4W2FCV         " table:formula="of:=[.A46]" table:style-name="ce1">
            <text:p><text:s/>24W2FCV<text:s text:c="9"/></text:p>
          </table:table-cell>
          <table:table-cell office:value-type="float" office:value="2621.53" table:formula="of:=[.B46]-160" table:style-name="ce1">
            <text:p>2621.53</text:p>
          </table:table-cell>
          <table:table-cell office:value-type="float" office:value="0" table:formula="of:=[.C46]" table:style-name="ce1">
            <text:p>0</text:p>
          </table:table-cell>
          <table:table-cell office:value-type="string" office:string-value="                " table:formula="of:=[.D46]" table:style-name="ce1">
            <text:p><text:s text:c="16"/></text:p>
          </table:table-cell>
          <table:table-cell office:value-type="string" office:string-value=";" table:formula="of:=[.E4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24W3FCV<text:s text:c="9"/></text:p>
          </table:table-cell>
          <table:table-cell office:value-type="float" office:value="2792.37" table:style-name="ce1">
            <text:p>2792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24W3FCV         " table:formula="of:=[.A47]" table:style-name="ce1">
            <text:p><text:s/>24W3FCV<text:s text:c="9"/></text:p>
          </table:table-cell>
          <table:table-cell office:value-type="float" office:value="2632.37" table:formula="of:=[.B47]-160" table:style-name="ce1">
            <text:p>2632.37</text:p>
          </table:table-cell>
          <table:table-cell office:value-type="float" office:value="0" table:formula="of:=[.C47]" table:style-name="ce1">
            <text:p>0</text:p>
          </table:table-cell>
          <table:table-cell office:value-type="string" office:string-value="                " table:formula="of:=[.D47]" table:style-name="ce1">
            <text:p><text:s text:c="16"/></text:p>
          </table:table-cell>
          <table:table-cell office:value-type="string" office:string-value=";" table:formula="of:=[.E47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6FCV<text:s text:c="9"/></text:p>
          </table:table-cell>
          <table:table-cell office:value-type="float" office:value="2820.27" table:style-name="ce1">
            <text:p>282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6FCV         " table:formula="of:=[.A48]" table:style-name="ce1">
            <text:p><text:s/>30W6FCV<text:s text:c="9"/></text:p>
          </table:table-cell>
          <table:table-cell office:value-type="float" office:value="2660.27" table:formula="of:=[.B48]-160" table:style-name="ce1">
            <text:p>2660.27</text:p>
          </table:table-cell>
          <table:table-cell office:value-type="float" office:value="0" table:formula="of:=[.C48]" table:style-name="ce1">
            <text:p>0</text:p>
          </table:table-cell>
          <table:table-cell office:value-type="string" office:string-value="                " table:formula="of:=[.D48]" table:style-name="ce1">
            <text:p><text:s text:c="16"/></text:p>
          </table:table-cell>
          <table:table-cell office:value-type="string" office:string-value=";" table:formula="of:=[.E48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5FCV<text:s text:c="9"/></text:p>
          </table:table-cell>
          <table:table-cell office:value-type="float" office:value="2813.46" table:style-name="ce1">
            <text:p>2813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5FCV         " table:formula="of:=[.A49]" table:style-name="ce1">
            <text:p><text:s/>30W5FCV<text:s text:c="9"/></text:p>
          </table:table-cell>
          <table:table-cell office:value-type="float" office:value="2653.46" table:formula="of:=[.B49]-160" table:style-name="ce1">
            <text:p>2653.46</text:p>
          </table:table-cell>
          <table:table-cell office:value-type="float" office:value="0" table:formula="of:=[.C49]" table:style-name="ce1">
            <text:p>0</text:p>
          </table:table-cell>
          <table:table-cell office:value-type="string" office:string-value="                " table:formula="of:=[.D49]" table:style-name="ce1">
            <text:p><text:s text:c="16"/></text:p>
          </table:table-cell>
          <table:table-cell office:value-type="string" office:string-value=";" table:formula="of:=[.E49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4FCV<text:s text:c="9"/></text:p>
          </table:table-cell>
          <table:table-cell office:value-type="float" office:value="2802.59" table:style-name="ce1">
            <text:p>2802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4FCV         " table:formula="of:=[.A50]" table:style-name="ce1">
            <text:p><text:s/>30W4FCV<text:s text:c="9"/></text:p>
          </table:table-cell>
          <table:table-cell office:value-type="float" office:value="2642.59" table:formula="of:=[.B50]-160" table:style-name="ce1">
            <text:p>2642.59</text:p>
          </table:table-cell>
          <table:table-cell office:value-type="float" office:value="0" table:formula="of:=[.C50]" table:style-name="ce1">
            <text:p>0</text:p>
          </table:table-cell>
          <table:table-cell office:value-type="string" office:string-value="                " table:formula="of:=[.D50]" table:style-name="ce1">
            <text:p><text:s text:c="16"/></text:p>
          </table:table-cell>
          <table:table-cell office:value-type="string" office:string-value=";" table:formula="of:=[.E50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30W3FCV<text:s text:c="9"/></text:p>
          </table:table-cell>
          <table:table-cell office:value-type="float" office:value="2806.95" table:style-name="ce1">
            <text:p>2806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30W3FCV         " table:formula="of:=[.A51]" table:style-name="ce1">
            <text:p><text:s/>30W3FCV<text:s text:c="9"/></text:p>
          </table:table-cell>
          <table:table-cell office:value-type="float" office:value="2646.95" table:formula="of:=[.B51]-160" table:style-name="ce1">
            <text:p>2646.95</text:p>
          </table:table-cell>
          <table:table-cell office:value-type="float" office:value="0" table:formula="of:=[.C51]" table:style-name="ce1">
            <text:p>0</text:p>
          </table:table-cell>
          <table:table-cell office:value-type="string" office:string-value="                " table:formula="of:=[.D51]" table:style-name="ce1">
            <text:p><text:s text:c="16"/></text:p>
          </table:table-cell>
          <table:table-cell office:value-type="string" office:string-value=";" table:formula="of:=[.E51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WDS<text:s text:c="13"/></text:p>
          </table:table-cell>
          <table:table-cell office:value-type="float" office:value="2597" table:style-name="ce1">
            <text:p>25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WDS             " table:formula="of:=[.A52]" table:style-name="ce1">
            <text:p><text:s/>WDS<text:s text:c="13"/></text:p>
          </table:table-cell>
          <table:table-cell office:value-type="float" office:value="2437" table:formula="of:=[.B52]-160" table:style-name="ce1">
            <text:p>2437</text:p>
          </table:table-cell>
          <table:table-cell office:value-type="float" office:value="0" table:formula="of:=[.C52]" table:style-name="ce1">
            <text:p>0</text:p>
          </table:table-cell>
          <table:table-cell office:value-type="string" office:string-value="                " table:formula="of:=[.D52]" table:style-name="ce1">
            <text:p><text:s text:c="16"/></text:p>
          </table:table-cell>
          <table:table-cell office:value-type="string" office:string-value=";" table:formula="of:=[.E52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BOOST_IN<text:s text:c="8"/></text:p>
          </table:table-cell>
          <table:table-cell office:value-type="float" office:value="2597" table:style-name="ce1">
            <text:p>25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BOOST_IN        " table:formula="of:=[.A53]" table:style-name="ce1">
            <text:p><text:s/>BOOST_IN<text:s text:c="8"/></text:p>
          </table:table-cell>
          <table:table-cell office:value-type="float" office:value="2437" table:formula="of:=[.B53]-160" table:style-name="ce1">
            <text:p>2437</text:p>
          </table:table-cell>
          <table:table-cell office:value-type="float" office:value="0" table:formula="of:=[.C53]" table:style-name="ce1">
            <text:p>0</text:p>
          </table:table-cell>
          <table:table-cell office:value-type="string" office:string-value="                " table:formula="of:=[.D53]" table:style-name="ce1">
            <text:p><text:s text:c="16"/></text:p>
          </table:table-cell>
          <table:table-cell office:value-type="string" office:string-value=";" table:formula="of:=[.E53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WDSFCV<text:s text:c="10"/></text:p>
          </table:table-cell>
          <table:table-cell office:value-type="float" office:value="2597" table:style-name="ce1">
            <text:p>25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WDSFCV          " table:formula="of:=[.A54]" table:style-name="ce1">
            <text:p><text:s/>WDSFCV<text:s text:c="10"/></text:p>
          </table:table-cell>
          <table:table-cell office:value-type="float" office:value="2437" table:formula="of:=[.B54]-160" table:style-name="ce1">
            <text:p>2437</text:p>
          </table:table-cell>
          <table:table-cell office:value-type="float" office:value="0" table:formula="of:=[.C54]" table:style-name="ce1">
            <text:p>0</text:p>
          </table:table-cell>
          <table:table-cell office:value-type="string" office:string-value="                " table:formula="of:=[.D54]" table:style-name="ce1">
            <text:p><text:s text:c="16"/></text:p>
          </table:table-cell>
          <table:table-cell office:value-type="string" office:string-value=";" table:formula="of:=[.E54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TSR_MANIFOLD<text:s text:c="4"/></text:p>
          </table:table-cell>
          <table:table-cell office:value-type="float" office:value="2597" table:style-name="ce1">
            <text:p>25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TSR_MANIFOLD    " table:formula="of:=[.A55]" table:style-name="ce1">
            <text:p><text:s/>TSR_MANIFOLD<text:s text:c="4"/></text:p>
          </table:table-cell>
          <table:table-cell office:value-type="float" office:value="2437" table:formula="of:=[.B55]-160" table:style-name="ce1">
            <text:p>2437</text:p>
          </table:table-cell>
          <table:table-cell office:value-type="float" office:value="0" table:formula="of:=[.C55]" table:style-name="ce1">
            <text:p>0</text:p>
          </table:table-cell>
          <table:table-cell office:value-type="string" office:string-value="                " table:formula="of:=[.D55]" table:style-name="ce1">
            <text:p><text:s text:c="16"/></text:p>
          </table:table-cell>
          <table:table-cell office:value-type="string" office:string-value=";" table:formula="of:=[.E55]" table:style-name="ce1">
            <text:p>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BOOST_MANIFOLD<text:s text:c="2"/></text:p>
          </table:table-cell>
          <table:table-cell office:value-type="float" office:value="2597" table:style-name="ce1">
            <text:p>25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string" office:string-value=" BOOST_MANIFOLD  " table:formula="of:=[.A56]" table:style-name="ce1">
            <text:p><text:s/>BOOST_MANIFOLD<text:s text:c="2"/></text:p>
          </table:table-cell>
          <table:table-cell office:value-type="float" office:value="2437" table:formula="of:=[.B56]-160" table:style-name="ce1">
            <text:p>2437</text:p>
          </table:table-cell>
          <table:table-cell office:value-type="float" office:value="0" table:formula="of:=[.C56]" table:style-name="ce1">
            <text:p>0</text:p>
          </table:table-cell>
          <table:table-cell office:value-type="string" office:string-value="                " table:formula="of:=[.D56]" table:style-name="ce1">
            <text:p><text:s text:c="16"/></text:p>
          </table:table-cell>
          <table:table-cell office:value-type="string" office:string-value=";" table:formula="of:=[.E56]" table:style-name="ce1">
            <text:p>;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72" table:style-name="ce1">
            <text:p>28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 text:c="16"/></text:p>
          </table:table-cell>
          <table:table-cell office:value-type="string" table:style-name="ce1">
            <text:p>;</text:p>
          </table:table-cell>
          <table:table-cell table:style-name="ce1"/>
          <table:table-cell office:value-type="float" office:value="1" table:formula="of:=[.A57]" table:style-name="ce1">
            <text:p>1</text:p>
          </table:table-cell>
          <table:table-cell office:value-type="float" office:value="2712" table:formula="of:=[.B57]-160" table:style-name="ce1">
            <text:p>2712</text:p>
          </table:table-cell>
          <table:table-cell office:value-type="float" office:value="0" table:formula="of:=[.C57]" table:style-name="ce1">
            <text:p>0</text:p>
          </table:table-cell>
          <table:table-cell office:value-type="string" office:string-value="                " table:formula="of:=[.D57]" table:style-name="ce1">
            <text:p><text:s text:c="16"/></text:p>
          </table:table-cell>
          <table:table-cell office:value-type="string" office:string-value=";" table:formula="of:=[.E57]" table:style-name="ce1">
            <text:p>;</text:p>
          </table:table-cell>
          <table:table-cell table:number-columns-repeated="16373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leveland, Theodore</dc:creator>
    <meta:creation-date>2023-12-28T07:58:35Z</meta:creation-date>
    <dc:date>2024-01-15T20:28:31Z</dc:date>
    <meta:editing-cycles>1</meta:editing-cycles>
    <meta:editing-duration>PT3476S</meta:editing-duration>
  </office:meta>
</office:document-meta>
</file>